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2492000019DF2FDE858530CD9C3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915cm" fo:min-width="1.184cm" fo:padding-top="0.165cm" fo:padding-bottom="0.165cm" fo:padding-left="0.29cm" fo:padding-right="0.29cm"/>
    </style:style>
    <style:style style:name="gr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321cm" fo:min-width="1.19cm" fo:padding-top="0.165cm" fo:padding-bottom="0.165cm" fo:padding-left="0.29cm" fo:padding-right="0.29cm"/>
    </style:style>
    <style:style style:name="gr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1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4cm" fo:min-width="1.157cm" fo:padding-top="0.165cm" fo:padding-bottom="0.165cm" fo:padding-left="0.29cm" fo:padding-right="0.29cm"/>
    </style:style>
    <style:style style:name="gr1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2cm" fo:min-width="1.098cm" fo:padding-top="0.165cm" fo:padding-bottom="0.165cm" fo:padding-left="0.29cm" fo:padding-right="0.29cm"/>
    </style:style>
    <style:style style:name="gr1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3cm" fo:min-width="1.159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14cm" fo:min-width="0.667cm" fo:padding-top="0.165cm" fo:padding-bottom="0.165cm" fo:padding-left="0.29cm" fo:padding-right="0.29cm"/>
    </style:style>
    <style:style style:name="gr1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07cm" fo:min-width="0.667cm" fo:padding-top="0.165cm" fo:padding-bottom="0.165cm" fo:padding-left="0.29cm" fo:padding-right="0.29cm"/>
    </style:style>
    <style:style style:name="gr1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89cm" fo:min-width="1.017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25cm" fo:min-width="1.2cm" fo:padding-top="0.165cm" fo:padding-bottom="0.165cm" fo:padding-left="0.29cm" fo:padding-right="0.29cm"/>
    </style:style>
    <style:style style:name="gr2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198cm" fo:min-width="1.148cm" fo:padding-top="0.151cm" fo:padding-bottom="0.151cm" fo:padding-left="0.276cm" fo:padding-right="0.276cm"/>
    </style:style>
    <style:style style:name="gr2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726cm" fo:min-width="1.19cm" fo:padding-top="0.151cm" fo:padding-bottom="0.151cm" fo:padding-left="0.276cm" fo:padding-right="0.276cm"/>
    </style:style>
    <style:style style:name="gr2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012cm" fo:min-width="1.189cm" fo:padding-top="0.151cm" fo:padding-bottom="0.151cm" fo:padding-left="0.276cm" fo:padding-right="0.276cm"/>
    </style:style>
    <style:style style:name="gr2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729cm" fo:min-width="1.189cm" fo:padding-top="0.151cm" fo:padding-bottom="0.151cm" fo:padding-left="0.276cm" fo:padding-right="0.276cm"/>
    </style:style>
    <style:style style:name="gr2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052cm" fo:min-width="1.073cm" fo:padding-top="0.151cm" fo:padding-bottom="0.151cm" fo:padding-left="0.276cm" fo:padding-right="0.276cm"/>
    </style:style>
    <style:style style:name="gr2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881cm" fo:min-width="0.347cm" fo:padding-top="0.151cm" fo:padding-bottom="0.151cm" fo:padding-left="0.276cm" fo:padding-right="0.276cm"/>
    </style:style>
    <style:style style:name="gr2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881cm" fo:min-width="0.254cm" fo:padding-top="0.151cm" fo:padding-bottom="0.151cm" fo:padding-left="0.276cm" fo:padding-right="0.276cm"/>
    </style:style>
    <style:style style:name="gr2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288cm" fo:min-width="1.15cm" fo:padding-top="0.151cm" fo:padding-bottom="0.151cm" fo:padding-left="0.276cm" fo:padding-right="0.276cm"/>
    </style:style>
    <style:style style:name="gr2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398cm" fo:min-width="1.198cm" fo:padding-top="0.151cm" fo:padding-bottom="0.151cm" fo:padding-left="0.276cm" fo:padding-right="0.276cm"/>
    </style:style>
    <style:style style:name="gr3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2.998cm" fo:min-width="1.198cm" fo:padding-top="0.151cm" fo:padding-bottom="0.151cm" fo:padding-left="0.276cm" fo:padding-right="0.276cm"/>
    </style:style>
    <style:style style:name="gr3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698cm" fo:min-width="1.198cm" fo:padding-top="0.151cm" fo:padding-bottom="0.151cm" fo:padding-left="0.276cm" fo:padding-right="0.276cm"/>
    </style:style>
    <style:style style:name="gr3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6.698cm" fo:min-width="0.348cm" fo:padding-top="0.151cm" fo:padding-bottom="0.151cm" fo:padding-left="0.276cm" fo:padding-right="0.276cm"/>
    </style:style>
    <style:style style:name="gr3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233cm" fo:min-width="8.468cm" fo:padding-top="0.151cm" fo:padding-bottom="0.151cm" fo:padding-left="0.276cm" fo:padding-right="0.276cm"/>
    </style:style>
    <style:style style:name="gr3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4.272cm" fo:min-width="8.165cm" fo:padding-top="0.151cm" fo:padding-bottom="0.151cm" fo:padding-left="0.276cm" fo:padding-right="0.276cm"/>
    </style:style>
    <style:style style:name="gr3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4.271cm" fo:min-width="1.537cm" fo:padding-top="0.151cm" fo:padding-bottom="0.151cm" fo:padding-left="0.276cm" fo:padding-right="0.276cm"/>
    </style:style>
    <style:style style:name="gr3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579cm" fo:min-width="0.628cm" fo:padding-top="0.151cm" fo:padding-bottom="0.151cm" fo:padding-left="0.276cm" fo:padding-right="0.276cm"/>
    </style:style>
    <style:style style:name="gr3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1.448cm" fo:min-width="0.979cm" fo:padding-top="0.151cm" fo:padding-bottom="0.151cm" fo:padding-left="0.276cm" fo:padding-right="0.276cm"/>
    </style:style>
    <style:style style:name="gr3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fill-color="#66ff99" draw:textarea-horizontal-align="justify" draw:textarea-vertical-align="middle" draw:auto-grow-height="false" fo:min-height="0.572cm" fo:min-width="0.629cm" fo:padding-top="0.151cm" fo:padding-bottom="0.151cm" fo:padding-left="0.276cm" fo:padding-right="0.276cm"/>
    </style:style>
    <style:style style:name="gr39" style:family="graphic" style:parent-style-name="standard">
      <style:graphic-properties draw:stroke="none" svg:stroke-color="#000000" draw:fill="none" draw:fill-color="#ffffff" fo:min-height="1.6cm"/>
    </style:style>
    <style:style style:name="gr40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50%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50%" draw:textarea-vertical-align="middle" fo:padding-top="0.142cm" fo:padding-bottom="0.142cm" fo:padding-left="0.267cm" fo:padding-right="0.267cm"/>
    </style:style>
    <style:style style:name="gr42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50%" draw:textarea-vertical-align="middle" fo:padding-top="0.142cm" fo:padding-bottom="0.142cm" fo:padding-left="0.267cm" fo:padding-right="0.267cm"/>
    </style:style>
    <style:style style:name="gr43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50%" draw:textarea-vertical-align="middle" fo:padding-top="0.142cm" fo:padding-bottom="0.142cm" fo:padding-left="0.267cm" fo:padding-right="0.267cm"/>
    </style:style>
    <style:style style:name="gr44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50%" draw:textarea-vertical-align="middle" fo:padding-top="0.142cm" fo:padding-bottom="0.142cm" fo:padding-left="0.267cm" fo:padding-right="0.267cm"/>
    </style:style>
    <style:style style:name="gr45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50%" draw:textarea-vertical-align="middle" fo:padding-top="0.142cm" fo:padding-bottom="0.142cm" fo:padding-left="0.267cm" fo:padding-right="0.267cm"/>
    </style:style>
    <style:style style:name="gr46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66ff99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00" draw:opacity="50%"/>
      <style:paragraph-properties fo:text-align="center"/>
    </style:style>
    <style:style style:name="P5" style:family="paragraph">
      <loext:graphic-properties draw:fill="solid" draw:fill-color="#ff6600" draw:opacity="50%"/>
      <style:paragraph-properties fo:text-align="center"/>
    </style:style>
    <style:style style:name="P6" style:family="paragraph">
      <loext:graphic-properties draw:fill="solid" draw:fill-color="#66ff00" draw:opacity="50%"/>
      <style:paragraph-properties fo:text-align="center"/>
    </style:style>
    <style:style style:name="P7" style:family="paragraph">
      <loext:graphic-properties draw:fill="solid" draw:fill-color="#ff0000" draw:opacity="50%"/>
      <style:paragraph-properties fo:text-align="center"/>
    </style:style>
    <style:style style:name="P8" style:family="paragraph">
      <loext:graphic-properties draw:fill="solid" draw:fill-color="#9900ff" draw:opacity="50%"/>
      <style:paragraph-properties fo:text-align="center"/>
    </style:style>
    <style:style style:name="P9" style:family="paragraph">
      <loext:graphic-properties draw:fill="solid" draw:fill-color="#0066ff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PDF_Base" svg:width="56.541cm" svg:height="39.999cm" svg:x="0.36cm" svg:y="1.8cm">
          <draw:image xlink:href="Pictures/1000000000002492000019DF2FDE858530CD9C36.jpg" xlink:type="simple" xlink:show="embed" xlink:actuate="onLoad">
            <text:p/>
          </draw:image>
        </draw:frame>
        <draw:g>
          <draw:line draw:style-name="gr2" draw:text-style-name="P1" draw:layer="Walls" svg:x1="19.217cm" svg:y1="15.803cm" svg:x2="28.783cm" svg:y2="15.803cm">
            <text:p/>
          </draw:line>
          <draw:line draw:style-name="gr2" draw:text-style-name="P1" draw:layer="Walls" svg:x1="29.141cm" svg:y1="15.107cm" svg:x2="28.634cm" svg:y2="13.79cm">
            <text:p/>
          </draw:line>
          <draw:line draw:style-name="gr2" draw:text-style-name="P1" draw:layer="Walls" svg:x1="28.744cm" svg:y1="15.799cm" svg:x2="29.141cm" svg:y2="15.107cm">
            <text:p/>
          </draw:line>
          <draw:line draw:style-name="gr2" draw:text-style-name="P1" draw:layer="Walls" svg:x1="25.237cm" svg:y1="13.456cm" svg:x2="26.533cm" svg:y2="13.456cm">
            <text:p/>
          </draw:line>
          <draw:rect draw:style-name="gr3" draw:text-style-name="P1" draw:layer="Walls" svg:width="1.614cm" svg:height="2.349cm" svg:x="25.237cm" svg:y="13.453cm">
            <text:p/>
          </draw:rect>
          <draw:line draw:style-name="gr2" draw:text-style-name="P1" draw:layer="Walls" svg:x1="27.662cm" svg:y1="11.435cm" svg:x2="26.517cm" svg:y2="11.435cm">
            <text:p/>
          </draw:line>
          <draw:line draw:style-name="gr2" draw:text-style-name="P1" draw:layer="Walls" svg:x1="26.518cm" svg:y1="11.435cm" svg:x2="26.533cm" svg:y2="13.454cm">
            <text:p/>
          </draw:line>
          <draw:line draw:style-name="gr2" draw:text-style-name="P1" draw:layer="Walls" svg:x1="26.533cm" svg:y1="13.454cm" svg:x2="28.485cm" svg:y2="13.454cm">
            <text:p/>
          </draw:line>
          <draw:line draw:style-name="gr2" draw:text-style-name="P1" draw:layer="Walls" svg:x1="28.485cm" svg:y1="13.454cm" svg:x2="27.661cm" svg:y2="11.435cm">
            <text:p/>
          </draw:line>
          <draw:line draw:style-name="gr2" draw:text-style-name="P1" draw:layer="Walls" svg:x1="28.486cm" svg:y1="13.454cm" svg:x2="26.852cm" svg:y2="13.454cm">
            <text:p/>
          </draw:line>
          <draw:line draw:style-name="gr2" draw:text-style-name="P1" draw:layer="Walls" svg:x1="26.852cm" svg:y1="13.454cm" svg:x2="26.852cm" svg:y2="15.803cm">
            <text:p/>
          </draw:line>
          <draw:line draw:style-name="gr2" draw:text-style-name="P1" draw:layer="Walls" svg:x1="26.852cm" svg:y1="15.803cm" svg:x2="28.743cm" svg:y2="15.803cm">
            <text:p/>
          </draw:line>
          <draw:line draw:style-name="gr2" draw:text-style-name="P1" draw:layer="Walls" svg:x1="28.743cm" svg:y1="15.803cm" svg:x2="29.142cm" svg:y2="15.107cm">
            <text:p/>
          </draw:line>
          <draw:line draw:style-name="gr2" draw:text-style-name="P1" draw:layer="Walls" svg:x1="29.142cm" svg:y1="15.107cm" svg:x2="28.485cm" svg:y2="13.454cm">
            <text:p/>
          </draw:line>
          <draw:line draw:style-name="gr2" draw:text-style-name="P1" draw:layer="Walls" svg:x1="19.145cm" svg:y1="15.805cm" svg:x2="17.962cm" svg:y2="15.805cm">
            <text:p/>
          </draw:line>
          <draw:rect draw:style-name="gr4" draw:text-style-name="P1" draw:layer="Walls" svg:width="9.935cm" svg:height="4.369cm" svg:x="15.301cm" svg:y="11.435cm">
            <text:p/>
          </draw:rect>
          <draw:line draw:style-name="gr5" draw:text-style-name="P1" draw:layer="Walls" svg:x1="22.993cm" svg:y1="12.191cm" svg:x2="22.992cm" svg:y2="14.641cm">
            <text:p/>
          </draw:line>
          <draw:line draw:style-name="gr5" draw:text-style-name="P1" draw:layer="Walls" svg:x1="16.909cm" svg:y1="11.429cm" svg:x2="16.909cm" svg:y2="15.805cm">
            <text:p/>
          </draw:line>
          <draw:line draw:style-name="gr5" draw:text-style-name="P1" draw:layer="Walls" svg:x1="18.367cm" svg:y1="11.429cm" svg:x2="18.367cm" svg:y2="15.804cm">
            <text:p/>
          </draw:line>
          <draw:line draw:style-name="gr5" draw:text-style-name="P1" draw:layer="Walls" svg:x1="18.367cm" svg:y1="13.591cm" svg:x2="18.015cm" svg:y2="13.591cm">
            <text:p/>
          </draw:line>
          <draw:line draw:style-name="gr5" draw:text-style-name="P1" draw:layer="Walls" svg:x1="17.261cm" svg:y1="13.591cm" svg:x2="16.909cm" svg:y2="13.591cm">
            <text:p/>
          </draw:line>
          <draw:line draw:style-name="gr5" draw:text-style-name="P1" draw:layer="Walls" svg:x1="15.301cm" svg:y1="12.191cm" svg:x2="18.367cm" svg:y2="12.191cm">
            <text:p/>
          </draw:line>
          <draw:line draw:style-name="gr5" draw:text-style-name="P1" draw:layer="Walls" svg:x1="25.237cm" svg:y1="12.191cm" svg:x2="22.993cm" svg:y2="12.191cm">
            <text:p/>
          </draw:line>
          <draw:line draw:style-name="gr5" draw:text-style-name="P1" draw:layer="Walls" svg:x1="23.495cm" svg:y1="11.429cm" svg:x2="23.495cm" svg:y2="15.804cm">
            <text:p/>
          </draw:line>
          <draw:line draw:style-name="gr5" draw:text-style-name="P1" draw:layer="Walls" svg:x1="20.63cm" svg:y1="11.43cm" svg:x2="20.63cm" svg:y2="13.441cm">
            <text:p/>
          </draw:line>
          <draw:line draw:style-name="gr5" draw:text-style-name="P1" draw:layer="Walls" svg:x1="19.875cm" svg:y1="13.441cm" svg:x2="21.534cm" svg:y2="13.441cm">
            <text:p/>
          </draw:line>
          <draw:line draw:style-name="gr5" draw:text-style-name="P1" draw:layer="Walls" svg:x1="19.875cm" svg:y1="12.141cm" svg:x2="19.875cm" svg:y2="11.435cm">
            <text:p/>
          </draw:line>
          <draw:line draw:style-name="gr5" draw:text-style-name="P1" draw:layer="Walls" svg:x1="19.875cm" svg:y1="12.141cm" svg:x2="20.629cm" svg:y2="12.141cm">
            <text:p/>
          </draw:line>
          <draw:line draw:style-name="gr5" draw:text-style-name="P1" draw:layer="Walls" svg:x1="18.618cm" svg:y1="11.691cm" svg:x2="18.618cm" svg:y2="14.841cm">
            <text:p/>
          </draw:line>
          <draw:line draw:style-name="gr5" draw:text-style-name="P1" draw:layer="Walls" svg:x1="18.618cm" svg:y1="11.691cm" svg:x2="19.875cm" svg:y2="11.691cm">
            <text:p/>
          </draw:line>
          <draw:line draw:style-name="gr5" draw:text-style-name="P1" draw:layer="Walls" svg:x1="18.618cm" svg:y1="13.441cm" svg:x2="19.321cm" svg:y2="13.441cm">
            <text:p/>
          </draw:line>
          <draw:line draw:style-name="gr5" draw:text-style-name="P1" draw:layer="Walls" svg:x1="20.781cm" svg:y1="11.43cm" svg:x2="20.781cm" svg:y2="13.441cm">
            <text:p/>
          </draw:line>
          <draw:line draw:style-name="gr5" draw:text-style-name="P1" draw:layer="Walls" svg:x1="18.367cm" svg:y1="14.841cm" svg:x2="21.182cm" svg:y2="14.841cm">
            <text:p/>
          </draw:line>
          <draw:line draw:style-name="gr5" draw:text-style-name="P1" draw:layer="Walls" svg:x1="19.474cm" svg:y1="14.191cm" svg:x2="20.329cm" svg:y2="14.191cm">
            <text:p/>
          </draw:line>
          <draw:line draw:style-name="gr5" draw:text-style-name="P1" draw:layer="Walls" svg:x1="20.328cm" svg:y1="13.441cm" svg:x2="20.328cm" svg:y2="14.841cm">
            <text:p/>
          </draw:line>
          <draw:line draw:style-name="gr5" draw:text-style-name="P1" draw:layer="Walls" svg:x1="19.524cm" svg:y1="14.841cm" svg:x2="19.524cm" svg:y2="15.804cm">
            <text:p/>
          </draw:line>
          <draw:line draw:style-name="gr5" draw:text-style-name="P1" draw:layer="Walls" svg:x1="19.875cm" svg:y1="13.441cm" svg:x2="19.875cm" svg:y2="14.191cm">
            <text:p/>
          </draw:line>
          <draw:line draw:style-name="gr5" draw:text-style-name="P1" draw:layer="Walls" svg:x1="21.233cm" svg:y1="12.141cm" svg:x2="21.233cm" svg:y2="11.435cm">
            <text:p/>
          </draw:line>
          <draw:line draw:style-name="gr5" draw:text-style-name="P1" draw:layer="Walls" svg:x1="21.233cm" svg:y1="12.141cm" svg:x2="21.535cm" svg:y2="12.141cm">
            <text:p/>
          </draw:line>
          <draw:line draw:style-name="gr5" draw:text-style-name="P1" draw:layer="Walls" svg:x1="21.183cm" svg:y1="14.641cm" svg:x2="21.183cm" svg:y2="14.841cm">
            <text:p/>
          </draw:line>
          <draw:line draw:style-name="gr5" draw:text-style-name="P1" draw:layer="Walls" svg:x1="21.183cm" svg:y1="14.641cm" svg:x2="23.495cm" svg:y2="14.641cm">
            <text:p/>
          </draw:line>
          <draw:line draw:style-name="gr5" draw:text-style-name="P1" draw:layer="Walls" svg:x1="23.495cm" svg:y1="14.541cm" svg:x2="22.992cm" svg:y2="14.541cm">
            <text:p/>
          </draw:line>
          <draw:line draw:style-name="gr5" draw:text-style-name="P1" draw:layer="Walls" svg:x1="20.781cm" svg:y1="15.441cm" svg:x2="20.781cm" svg:y2="15.804cm">
            <text:p/>
          </draw:line>
          <draw:line draw:style-name="gr5" draw:text-style-name="P1" draw:layer="Walls" svg:x1="20.781cm" svg:y1="15.441cm" svg:x2="19.524cm" svg:y2="15.441cm">
            <text:p/>
          </draw:line>
          <draw:line draw:style-name="gr5" draw:text-style-name="P1" draw:layer="Walls" svg:x1="20.077cm" svg:y1="15.441cm" svg:x2="20.077cm" svg:y2="15.804cm">
            <text:p/>
          </draw:line>
          <draw:line draw:style-name="gr5" draw:text-style-name="P1" draw:layer="Walls" svg:x1="21.686cm" svg:y1="15.341cm" svg:x2="21.686cm" svg:y2="15.804cm">
            <text:p/>
          </draw:line>
          <draw:line draw:style-name="gr5" draw:text-style-name="P1" draw:layer="Walls" svg:x1="21.987cm" svg:y1="14.041cm" svg:x2="21.384cm" svg:y2="14.041cm">
            <text:p/>
          </draw:line>
          <draw:line draw:style-name="gr5" draw:text-style-name="P1" draw:layer="Walls" svg:x1="21.987cm" svg:y1="14.042cm" svg:x2="21.987cm" svg:y2="15.805cm">
            <text:p/>
          </draw:line>
          <draw:line draw:style-name="gr5" draw:text-style-name="P1" draw:layer="Walls" svg:x1="20.529cm" svg:y1="13.441cm" svg:x2="20.529cm" svg:y2="14.841cm">
            <text:p/>
          </draw:line>
          <draw:line draw:style-name="gr5" draw:text-style-name="P1" draw:layer="Walls" svg:x1="21.988cm" svg:y1="15.341cm" svg:x2="21.686cm" svg:y2="15.341cm">
            <text:p/>
          </draw:line>
          <draw:line draw:style-name="gr5" draw:text-style-name="P1" draw:layer="Walls" svg:x1="23.345cm" svg:y1="14.541cm" svg:x2="23.345cm" svg:y2="15.805cm">
            <text:p/>
          </draw:line>
          <draw:line draw:style-name="gr5" draw:text-style-name="P1" draw:layer="Walls" svg:x1="22.842cm" svg:y1="12.141cm" svg:x2="22.841cm" svg:y2="14.641cm">
            <text:p/>
          </draw:line>
          <draw:line draw:style-name="gr5" draw:text-style-name="P1" draw:layer="Walls" svg:x1="18.367cm" svg:y1="14.491cm" svg:x2="18.015cm" svg:y2="14.491cm">
            <text:p/>
          </draw:line>
          <draw:line draw:style-name="gr5" draw:text-style-name="P1" draw:layer="Walls" svg:x1="18.367cm" svg:y1="15.141cm" svg:x2="18.015cm" svg:y2="15.141cm">
            <text:p/>
          </draw:line>
          <draw:line draw:style-name="gr5" draw:text-style-name="P1" draw:layer="Walls" svg:x1="17.261cm" svg:y1="15.391cm" svg:x2="16.909cm" svg:y2="15.391cm">
            <text:p/>
          </draw:line>
          <draw:line draw:style-name="gr5" draw:text-style-name="P1" draw:layer="Walls" svg:x1="18.367cm" svg:y1="15.491cm" svg:x2="18.015cm" svg:y2="15.491cm">
            <text:p/>
          </draw:line>
          <draw:rect draw:style-name="gr4" draw:text-style-name="P1" draw:layer="Walls" svg:width="9.935cm" svg:height="4.369cm" svg:x="13.56cm" svg:y="11.435cm">
            <text:p/>
          </draw:rect>
          <draw:line draw:style-name="gr5" draw:text-style-name="P1" draw:layer="Walls" svg:x1="13.56cm" svg:y1="12.435cm" svg:x2="15.301cm" svg:y2="12.435cm">
            <text:p/>
          </draw:line>
          <draw:line draw:style-name="gr5" draw:text-style-name="P1" draw:layer="Walls" svg:x1="13.56cm" svg:y1="14.766cm" svg:x2="15.301cm" svg:y2="14.766cm">
            <text:p/>
          </draw:line>
          <draw:line draw:style-name="gr2" draw:text-style-name="P1" draw:layer="Walls" svg:x1="25.804cm" svg:y1="11.435cm" svg:x2="24.959cm" svg:y2="11.435cm">
            <text:p/>
          </draw:line>
        </draw:g>
        <draw:line draw:style-name="gr2" draw:text-style-name="P1" draw:layer="Walls" svg:x1="9.971cm" svg:y1="24.342cm" svg:x2="9.971cm" svg:y2="31.75cm">
          <text:p/>
        </draw:line>
        <draw:line draw:style-name="gr2" draw:text-style-name="P1" draw:layer="Walls" svg:x1="9.971cm" svg:y1="24.342cm" svg:x2="10.001cm" svg:y2="15.791cm">
          <text:p/>
        </draw:line>
        <draw:line draw:style-name="gr2" draw:text-style-name="P1" draw:layer="Walls" svg:x1="10.001cm" svg:y1="15.791cm" svg:x2="10.001cm" svg:y2="6.237cm">
          <text:p/>
        </draw:line>
        <draw:line draw:style-name="gr2" draw:text-style-name="P1" draw:layer="Walls" svg:x1="19.9cm" svg:y1="25.709cm" svg:x2="22.021cm" svg:y2="23.372cm">
          <text:p/>
        </draw:line>
        <draw:line draw:style-name="gr2" draw:text-style-name="P1" draw:layer="Walls" svg:x1="22.021cm" svg:y1="23.372cm" svg:x2="24.221cm" svg:y2="23.372cm">
          <text:p/>
        </draw:line>
        <draw:line draw:style-name="gr2" draw:text-style-name="P1" draw:layer="Walls" svg:x1="24.176cm" svg:y1="22.05cm" svg:x2="24.45cm" svg:y2="22.2cm">
          <text:p/>
        </draw:line>
        <draw:line draw:style-name="gr2" draw:text-style-name="P1" draw:layer="Walls" svg:x1="21.13cm" svg:y1="20.323cm" svg:x2="20.845cm" svg:y2="20.011cm">
          <text:p/>
        </draw:line>
        <draw:line draw:style-name="gr2" draw:text-style-name="P1" draw:layer="Walls" svg:x1="20.845cm" svg:y1="20.011cm" svg:x2="20.602cm" svg:y2="19.623cm">
          <text:p/>
        </draw:line>
        <draw:line draw:style-name="gr2" draw:text-style-name="P1" draw:layer="Walls" svg:x1="20.602cm" svg:y1="19.623cm" svg:x2="20.487cm" svg:y2="19.242cm">
          <text:p/>
        </draw:line>
        <draw:line draw:style-name="gr2" draw:text-style-name="P1" draw:layer="Walls" svg:x1="20.487cm" svg:y1="19.242cm" svg:x2="20.487cm" svg:y2="18.791cm">
          <text:p/>
        </draw:line>
        <draw:line draw:style-name="gr2" draw:text-style-name="P1" draw:layer="Walls" svg:x1="20.487cm" svg:y1="18.791cm" svg:x2="20.487cm" svg:y2="17.798cm">
          <text:p/>
        </draw:line>
        <draw:line draw:style-name="gr2" draw:text-style-name="P1" draw:layer="Walls" svg:x1="30.485cm" svg:y1="17.797cm" svg:x2="20.487cm" svg:y2="17.797cm">
          <text:p/>
        </draw:line>
        <draw:line draw:style-name="gr2" draw:text-style-name="P1" draw:layer="Walls" svg:x1="30.832cm" svg:y1="11.42cm" svg:x2="29.124cm" svg:y2="11.417cm">
          <text:p/>
        </draw:line>
        <draw:line draw:style-name="gr2" draw:text-style-name="P1" draw:layer="Walls" svg:x1="29.124cm" svg:y1="10.918cm" svg:x2="29.121cm" svg:y2="8.642cm">
          <text:p/>
        </draw:line>
        <draw:line draw:style-name="gr2" draw:text-style-name="P1" draw:layer="Walls" svg:x1="30.02cm" svg:y1="9.83cm" svg:x2="30.02cm" svg:y2="8.647cm">
          <text:p/>
        </draw:line>
        <draw:line draw:style-name="gr2" draw:text-style-name="P1" draw:layer="Walls" svg:x1="29.124cm" svg:y1="8.647cm" svg:x2="30.112cm" svg:y2="8.116cm">
          <text:p/>
        </draw:line>
        <draw:line draw:style-name="gr2" draw:text-style-name="P1" draw:layer="Walls" svg:x1="30.112cm" svg:y1="8.116cm" svg:x2="30.173cm" svg:y2="8.092cm">
          <text:p/>
        </draw:line>
        <draw:line draw:style-name="gr2" draw:text-style-name="P1" draw:layer="Walls" svg:x1="19.996cm" svg:y1="28.051cm" svg:x2="25.015cm" svg:y2="28.05cm">
          <text:p/>
        </draw:line>
        <draw:line draw:style-name="gr2" draw:text-style-name="P1" draw:layer="Walls" svg:x1="25.015cm" svg:y1="28.851cm" svg:x2="23.886cm" svg:y2="28.851cm">
          <text:p/>
        </draw:line>
        <draw:line draw:style-name="gr2" draw:text-style-name="P1" draw:layer="Walls" svg:x1="23.886cm" svg:y1="28.851cm" svg:x2="23.886cm" svg:y2="30.604cm">
          <text:p/>
        </draw:line>
        <draw:line draw:style-name="gr2" draw:text-style-name="P1" draw:layer="Walls" svg:x1="25.015cm" svg:y1="28.851cm" svg:x2="26.602cm" svg:y2="28.851cm">
          <text:p/>
        </draw:line>
        <draw:line draw:style-name="gr2" draw:text-style-name="P1" draw:layer="Walls" svg:x1="26.602cm" svg:y1="28.851cm" svg:x2="26.602cm" svg:y2="30.608cm">
          <text:p/>
        </draw:line>
        <draw:line draw:style-name="gr2" draw:text-style-name="P1" draw:layer="Walls" svg:x1="26.602cm" svg:y1="30.608cm" svg:x2="25.571cm" svg:y2="30.6cm">
          <text:p/>
        </draw:line>
        <draw:line draw:style-name="gr2" draw:text-style-name="P1" draw:layer="Walls" svg:x1="39.121cm" svg:y1="17.781cm" svg:x2="39.12cm" svg:y2="22.25cm">
          <text:p/>
        </draw:line>
        <draw:line draw:style-name="gr2" draw:text-style-name="P1" draw:layer="Walls" svg:x1="39.651cm" svg:y1="13.792cm" svg:x2="39.25cm" svg:y2="13.792cm">
          <text:p/>
        </draw:line>
        <draw:line draw:style-name="gr2" draw:text-style-name="P1" draw:layer="Walls" svg:x1="35.6cm" svg:y1="13.792cm" svg:x2="37.322cm" svg:y2="10.397cm">
          <text:p/>
        </draw:line>
        <draw:line draw:style-name="gr2" draw:text-style-name="P1" draw:layer="Walls" svg:x1="37.322cm" svg:y1="10.397cm" svg:x2="38.96cm" svg:y2="10.392cm">
          <text:p/>
        </draw:line>
        <draw:line draw:style-name="gr2" draw:text-style-name="P1" draw:layer="Walls" svg:x1="38.96cm" svg:y1="10.392cm" svg:x2="38.96cm" svg:y2="10.142cm">
          <text:p/>
        </draw:line>
        <draw:line draw:style-name="gr2" draw:text-style-name="P1" draw:layer="Walls" svg:x1="38.96cm" svg:y1="10.142cm" svg:x2="39.392cm" svg:y2="10.142cm">
          <text:p/>
        </draw:line>
        <draw:line draw:style-name="gr2" draw:text-style-name="P1" draw:layer="Walls" svg:x1="30.171cm" svg:y1="8.092cm" svg:x2="30.268cm" svg:y2="8.125cm">
          <text:p/>
        </draw:line>
        <draw:line draw:style-name="gr2" draw:text-style-name="P1" draw:layer="Walls" svg:x1="30.268cm" svg:y1="8.125cm" svg:x2="30.342cm" svg:y2="8.172cm">
          <text:p/>
        </draw:line>
        <draw:line draw:style-name="gr2" draw:text-style-name="P1" draw:layer="Walls" svg:x1="30.342cm" svg:y1="8.172cm" svg:x2="30.394cm" svg:y2="8.211cm">
          <text:p/>
        </draw:line>
        <draw:line draw:style-name="gr2" draw:text-style-name="P1" draw:layer="Walls" svg:x1="30.394cm" svg:y1="8.211cm" svg:x2="30.42cm" svg:y2="8.22cm">
          <text:p/>
        </draw:line>
        <draw:line draw:style-name="gr2" draw:text-style-name="P1" draw:layer="Walls" svg:x1="30.42cm" svg:y1="8.22cm" svg:x2="30.826cm" svg:y2="8.648cm">
          <text:p/>
        </draw:line>
        <draw:line draw:style-name="gr2" draw:text-style-name="P1" draw:layer="Walls" svg:x1="20.17cm" svg:y1="6.224cm" svg:x2="37.795cm" svg:y2="6.242cm">
          <text:p/>
        </draw:line>
        <draw:line draw:style-name="gr2" draw:text-style-name="P1" draw:layer="Walls" svg:x1="37.795cm" svg:y1="6.242cm" svg:x2="37.795cm" svg:y2="4.891cm">
          <text:p/>
        </draw:line>
        <draw:line draw:style-name="gr2" draw:text-style-name="P1" draw:layer="Walls" svg:x1="37.795cm" svg:y1="4.891cm" svg:x2="48.55cm" svg:y2="4.893cm">
          <text:p/>
        </draw:line>
        <draw:line draw:style-name="gr2" draw:text-style-name="P1" draw:layer="Walls" svg:x1="47.68cm" svg:y1="13.041cm" svg:x2="48.55cm" svg:y2="4.893cm">
          <text:p/>
        </draw:line>
        <draw:line draw:style-name="gr2" draw:text-style-name="P1" draw:layer="Walls" svg:x1="39.392cm" svg:y1="10.142cm" svg:x2="39.651cm" svg:y2="10.142cm">
          <text:p/>
        </draw:line>
        <draw:line draw:style-name="gr2" draw:text-style-name="P1" draw:layer="Walls" svg:x1="46.492cm" svg:y1="23.986cm" svg:x2="46.45cm" svg:y2="23.5cm">
          <text:p/>
        </draw:line>
        <draw:line draw:style-name="gr2" draw:text-style-name="P1" draw:layer="Walls" svg:x1="46.2cm" svg:y1="23.15cm" svg:x2="46.45cm" svg:y2="23.5cm">
          <text:p/>
        </draw:line>
        <draw:line draw:style-name="gr2" draw:text-style-name="P1" draw:layer="Walls" svg:x1="45.871cm" svg:y1="22.942cm" svg:x2="45.7cm" svg:y2="22.9cm">
          <text:p/>
        </draw:line>
        <draw:line draw:style-name="gr2" draw:text-style-name="P1" draw:layer="Walls" svg:x1="45.7cm" svg:y1="22.9cm" svg:x2="43.37cm" svg:y2="22.55cm">
          <text:p/>
        </draw:line>
        <draw:line draw:style-name="gr2" draw:text-style-name="P1" draw:layer="Walls" svg:x1="43.4cm" svg:y1="22.55cm" svg:x2="43.35cm" svg:y2="21.796cm">
          <text:p/>
        </draw:line>
        <draw:line draw:style-name="gr2" draw:text-style-name="P1" draw:layer="Walls" svg:x1="45.65cm" svg:y1="31.75cm" svg:x2="46.492cm" svg:y2="23.986cm">
          <text:p/>
        </draw:line>
        <draw:line draw:style-name="gr2" draw:text-style-name="P1" draw:layer="Walls" svg:x1="24.964cm" svg:y1="23.372cm" svg:x2="24.221cm" svg:y2="23.372cm">
          <text:p/>
        </draw:line>
        <draw:line draw:style-name="gr2" draw:text-style-name="P1" draw:layer="Walls" svg:x1="39.12cm" svg:y1="22.25cm" svg:x2="24.8cm" svg:y2="22.25cm">
          <text:p/>
        </draw:line>
        <draw:line draw:style-name="gr2" draw:text-style-name="P1" draw:layer="Walls" svg:x1="45.65cm" svg:y1="31.75cm" svg:x2="9.97cm" svg:y2="31.75cm">
          <text:p/>
        </draw:line>
        <draw:line draw:style-name="gr2" draw:text-style-name="P1" draw:layer="Walls" svg:x1="35.6cm" svg:y1="13.792cm" svg:x2="39.25cm" svg:y2="13.792cm">
          <text:p/>
        </draw:line>
        <draw:line draw:style-name="gr2" draw:text-style-name="P1" draw:layer="Walls" svg:x1="39.121cm" svg:y1="17.79cm" svg:x2="30.485cm" svg:y2="17.797cm">
          <text:p/>
        </draw:line>
        <draw:rect draw:style-name="gr6" draw:text-style-name="P1" draw:layer="Walls" svg:width="1.702cm" svg:height="1.183cm" svg:x="29.124cm" svg:y="8.647cm">
          <text:p/>
        </draw:rect>
        <draw:rect draw:style-name="gr7" draw:text-style-name="P1" draw:layer="Walls" svg:width="1.708cm" svg:height="1.589cm" svg:x="29.124cm" svg:y="9.83cm">
          <text:p/>
        </draw:rect>
        <draw:rect draw:style-name="gr8" draw:text-style-name="P1" draw:layer="Walls" svg:width="8.717cm" svg:height="4.574cm" svg:x="30.103cm" svg:y="23.486cm">
          <text:p/>
        </draw:rect>
        <draw:rect draw:style-name="gr9" draw:text-style-name="P1" draw:layer="Walls" svg:width="2.089cm" svg:height="4.573cm" svg:x="38.82cm" svg:y="23.486cm">
          <text:p/>
        </draw:rect>
        <draw:rect draw:style-name="gr10" draw:text-style-name="P1" draw:layer="Walls" svg:width="1.77cm" svg:height="2.342cm" svg:x="19.9cm" svg:y="25.709cm">
          <text:p/>
        </draw:rect>
        <draw:rect draw:style-name="gr11" draw:text-style-name="P1" draw:layer="Walls" svg:width="1.616cm" svg:height="2.35cm" svg:x="21.671cm" svg:y="25.709cm">
          <text:p/>
        </draw:rect>
        <draw:rect draw:style-name="gr12" draw:text-style-name="P1" draw:layer="Walls" svg:width="1.677cm" svg:height="2.341cm" svg:x="23.286cm" svg:y="25.708cm">
          <text:p/>
        </draw:rect>
        <draw:rect draw:style-name="gr13" draw:text-style-name="P1" draw:layer="Walls" svg:width="2.437cm" svg:height="2.337cm" svg:x="22.526cm" svg:y="23.371cm">
          <text:p/>
        </draw:rect>
        <draw:rect draw:style-name="gr14" draw:text-style-name="P1" draw:layer="Walls" svg:width="1.185cm" svg:height="0.882cm" svg:x="23.885cm" svg:y="28.851cm">
          <text:p/>
        </draw:rect>
        <draw:rect draw:style-name="gr15" draw:text-style-name="P1" draw:layer="Walls" svg:width="1.185cm" svg:height="0.875cm" svg:x="23.885cm" svg:y="29.732cm">
          <text:p/>
        </draw:rect>
        <draw:rect draw:style-name="gr16" draw:text-style-name="P1" draw:layer="Walls" svg:width="1.535cm" svg:height="1.757cm" svg:x="25.066cm" svg:y="28.85cm">
          <text:p/>
        </draw:rect>
        <draw:line draw:style-name="gr2" draw:text-style-name="P1" draw:layer="Walls" svg:x1="22.021cm" svg:y1="23.372cm" svg:x2="22.527cm" svg:y2="23.372cm">
          <text:p/>
        </draw:line>
        <draw:line draw:style-name="gr2" draw:text-style-name="P1" draw:layer="Walls" svg:x1="22.527cm" svg:y1="23.372cm" svg:x2="22.527cm" svg:y2="25.709cm">
          <text:p/>
        </draw:line>
        <draw:line draw:style-name="gr2" draw:text-style-name="P1" draw:layer="Walls" svg:x1="22.527cm" svg:y1="25.709cm" svg:x2="20.004cm" svg:y2="25.709cm">
          <text:p/>
        </draw:line>
        <draw:line draw:style-name="gr2" draw:text-style-name="P1" draw:layer="Walls" svg:x1="35.6cm" svg:y1="13.792cm" svg:x2="39.651cm" svg:y2="13.792cm">
          <text:p/>
        </draw:line>
        <draw:line draw:style-name="gr2" draw:text-style-name="P1" draw:layer="Walls" svg:x1="39.651cm" svg:y1="13.792cm" svg:x2="39.651cm" svg:y2="12.055cm">
          <text:p/>
        </draw:line>
        <draw:line draw:style-name="gr2" draw:text-style-name="P1" draw:layer="Walls" svg:x1="39.651cm" svg:y1="12.055cm" svg:x2="36.5cm" svg:y2="12.055cm">
          <text:p/>
        </draw:line>
        <draw:line draw:style-name="gr2" draw:text-style-name="P1" draw:layer="Walls" svg:x1="36.5cm" svg:y1="12.055cm" svg:x2="35.6cm" svg:y2="13.792cm">
          <text:p/>
        </draw:line>
        <draw:line draw:style-name="gr2" draw:text-style-name="P1" draw:layer="Walls" svg:x1="36.5cm" svg:y1="12.055cm" svg:x2="39.651cm" svg:y2="12.055cm">
          <text:p/>
        </draw:line>
        <draw:line draw:style-name="gr2" draw:text-style-name="P1" draw:layer="Walls" svg:x1="39.651cm" svg:y1="12.055cm" svg:x2="39.651cm" svg:y2="10.142cm">
          <text:p/>
        </draw:line>
        <draw:line draw:style-name="gr2" draw:text-style-name="P1" draw:layer="Walls" svg:x1="39.651cm" svg:y1="10.142cm" svg:x2="38.96cm" svg:y2="10.142cm">
          <text:p/>
        </draw:line>
        <draw:line draw:style-name="gr2" draw:text-style-name="P1" draw:layer="Walls" svg:x1="38.96cm" svg:y1="10.142cm" svg:x2="38.96cm" svg:y2="10.392cm">
          <text:p/>
        </draw:line>
        <draw:line draw:style-name="gr2" draw:text-style-name="P1" draw:layer="Walls" svg:x1="38.96cm" svg:y1="10.392cm" svg:x2="37.322cm" svg:y2="10.397cm">
          <text:p/>
        </draw:line>
        <draw:line draw:style-name="gr2" draw:text-style-name="P1" draw:layer="Walls" svg:x1="37.322cm" svg:y1="10.397cm" svg:x2="36.5cm" svg:y2="12.055cm">
          <text:p/>
        </draw:line>
        <draw:line draw:style-name="gr5" draw:text-style-name="P1" draw:layer="Walls" svg:x1="30.57cm" svg:y1="23.591cm" svg:x2="30.22cm" svg:y2="23.591cm">
          <text:p/>
        </draw:line>
        <draw:line draw:style-name="gr5" draw:text-style-name="P1" draw:layer="Walls" svg:x1="32.92cm" svg:y1="24.441cm" svg:x2="35.97cm" svg:y2="24.441cm">
          <text:p/>
        </draw:line>
        <draw:line draw:style-name="gr5" draw:text-style-name="P1" draw:layer="Walls" svg:x1="31.37cm" svg:y1="25.291cm" svg:x2="37.67cm" svg:y2="25.291cm">
          <text:p/>
        </draw:line>
        <draw:line draw:style-name="gr5" draw:text-style-name="P1" draw:layer="Walls" svg:x1="30.22cm" svg:y1="28.06cm" svg:x2="30.22cm" svg:y2="23.591cm">
          <text:p/>
        </draw:line>
        <draw:line draw:style-name="gr5" draw:text-style-name="P1" draw:layer="Walls" svg:x1="30.22cm" svg:y1="27.291cm" svg:x2="37.47cm" svg:y2="27.291cm">
          <text:p/>
        </draw:line>
        <draw:line draw:style-name="gr5" draw:text-style-name="P1" draw:layer="Walls" svg:x1="35.22cm" svg:y1="28.06cm" svg:x2="35.22cm" svg:y2="25.291cm">
          <text:p/>
        </draw:line>
        <draw:line draw:style-name="gr5" draw:text-style-name="P1" draw:layer="Walls" svg:x1="31.77cm" svg:y1="23.591cm" svg:x2="31.77cm" svg:y2="24.591cm">
          <text:p/>
        </draw:line>
        <draw:line draw:style-name="gr5" draw:text-style-name="P1" draw:layer="Walls" svg:x1="30.57cm" svg:y1="25.291cm" svg:x2="30.22cm" svg:y2="25.291cm">
          <text:p/>
        </draw:line>
        <draw:line draw:style-name="gr5" draw:text-style-name="P1" draw:layer="Walls" svg:x1="38.82cm" svg:y1="23.591cm" svg:x2="38.47cm" svg:y2="23.591cm">
          <text:p/>
        </draw:line>
        <draw:line draw:style-name="gr5" draw:text-style-name="P1" draw:layer="Walls" svg:x1="38.82cm" svg:y1="25.291cm" svg:x2="38.47cm" svg:y2="25.291cm">
          <text:p/>
        </draw:line>
        <draw:line draw:style-name="gr5" draw:text-style-name="P1" draw:layer="Walls" svg:x1="31.22cm" svg:y1="23.591cm" svg:x2="37.77cm" svg:y2="23.591cm">
          <text:p/>
        </draw:line>
        <draw:line draw:style-name="gr5" draw:text-style-name="P1" draw:layer="Walls" svg:x1="37.12cm" svg:y1="23.591cm" svg:x2="37.12cm" svg:y2="24.591cm">
          <text:p/>
        </draw:line>
        <draw:polygon draw:style-name="gr17" draw:text-style-name="P1" draw:layer="Walls" svg:width="0.899cm" svg:height="2.049cm" svg:x="14.77cm" svg:y="28.8cm" svg:viewBox="0 0 900 2050" draw:points="0,0 900,0 900,1550 550,2000 450,2050 400,2050 350,2000 0,1550">
          <text:p/>
        </draw:polygon>
        <draw:polygon draw:style-name="gr17" draw:text-style-name="P1" draw:layer="Walls" svg:width="0.899cm" svg:height="1.749cm" draw:transform="rotate (-3.14159265358979) translate (43.07cm 9.85cm)" svg:viewBox="0 0 900 1750" draw:points="0,0 900,0 900,1250 550,1700 450,1750 400,1750 350,1700 0,1250">
          <text:p/>
        </draw:polygon>
        <draw:polyline draw:style-name="gr18" draw:text-style-name="P1" draw:layer="Walls" svg:width="9.935cm" svg:height="4.297cm" draw:transform="skewX (-4.36166324699331E-017) rotate (-1.83137398411765) translate (47.68cm 13.041cm)" svg:viewBox="0 0 9936 4298" draw:points="0,0 818,123 1514,404 2226,938 2548,1370 3781,3473 5762,2945 6123,4298 9936,3281 9576,1928">
          <text:p/>
        </draw:polyline>
        <draw:line draw:style-name="gr2" draw:text-style-name="P1" draw:layer="Walls" svg:x1="10.001cm" svg:y1="6.233cm" svg:x2="20.171cm" svg:y2="6.233cm">
          <text:p/>
        </draw:line>
        <draw:line draw:style-name="gr2" draw:text-style-name="P1" draw:layer="Walls" svg:x1="24.176cm" svg:y1="22.051cm" svg:x2="21.13cm" svg:y2="20.324cm">
          <text:p/>
        </draw:line>
        <draw:line draw:style-name="gr2" draw:text-style-name="P1" draw:layer="Walls" svg:x1="24.8cm" svg:y1="22.25cm" svg:x2="24.45cm" svg:y2="22.2cm">
          <text:p/>
        </draw:line>
        <draw:custom-shape draw:style-name="gr19" draw:text-style-name="P1" draw:layer="Walls" svg:width="1.7cm" svg:height="1.5cm" svg:x="40.6cm" svg:y="14.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Walls" svg:x1="46.2cm" svg:y1="23.15cm" svg:x2="45.871cm" svg:y2="22.942cm">
          <text:p/>
        </draw:line>
        <draw:g>
          <draw:polygon draw:style-name="gr20" draw:text-style-name="P2" draw:layer="AC_Zones" svg:width="3.15cm" svg:height="1.649cm" svg:x="36.5cm" svg:y="10.4cm" svg:viewBox="0 0 3151 1650" draw:points="822,0 0,1650 3151,1650 3150,0">
            <text:p/>
          </draw:polygon>
          <draw:polygon draw:style-name="gr20" draw:text-style-name="P2" draw:layer="AC_Zones" svg:width="4.05cm" svg:height="1.741cm" svg:x="35.6cm" svg:y="12.05cm" svg:viewBox="0 0 4051 1742" draw:points="900,5 0,1742 4051,1742 4051,0">
            <text:p/>
          </draw:polygon>
          <draw:custom-shape draw:style-name="gr21" draw:text-style-name="P2" draw:layer="AC_Zones" svg:width="1.7cm" svg:height="1.5cm" svg:x="40.6cm" svg:y="14.3cm">
            <text:p/>
            <draw:enhanced-geometry svg:viewBox="0 0 21600 21600" draw:type="rectangle" draw:enhanced-path="M 0 0 L 21600 0 21600 21600 0 21600 0 0 Z N"/>
          </draw:custom-shape>
          <draw:polygon draw:style-name="gr20" draw:text-style-name="P2" draw:layer="AC_Zones" svg:width="10.755cm" svg:height="3.055cm" svg:x="37.794cm" svg:y="4.89cm" svg:viewBox="0 0 10756 3056" draw:points="1718,3056 1718,1710 8856,1710 10756,0 0,3 0,1352">
            <text:p/>
          </draw:polygon>
          <draw:polygon draw:style-name="gr20" draw:text-style-name="P2" draw:layer="AC_Zones" svg:width="2.549cm" svg:height="7.409cm" svg:x="46cm" svg:y="4.89cm" svg:viewBox="0 0 2550 7410" draw:points="2550,0 650,1710 0,7210 1750,7410">
            <text:p/>
          </draw:polygon>
          <draw:polygon draw:style-name="gr20" draw:text-style-name="P2" draw:layer="AC_Zones" svg:width="7.137cm" svg:height="7.699cm" svg:x="39.512cm" svg:y="6.6cm" svg:viewBox="0 0 7138 7700" draw:points="0,0 7138,0 6488,5500 6388,6300 5938,6750 5438,7000 2788,7700 139,7700 139,3542 0,3541">
            <text:p/>
          </draw:polygon>
          <draw:polygon draw:style-name="gr20" draw:text-style-name="P2" draw:layer="AC_Zones" svg:width="5.449cm" svg:height="3.699cm" svg:x="42.3cm" svg:y="12.1cm" svg:viewBox="0 0 5450 3700" draw:points="3700,0 5450,200 5380,941 5050,1700 4600,2300 3900,2850 3400,3050 1050,3700 0,3200 0,2200 2650,1500 3150,1250 3600,800">
            <text:p/>
          </draw:polygon>
        </draw:g>
        <draw:polygon draw:style-name="gr20" draw:text-style-name="P2" draw:layer="AC_Zones" svg:width="10.198cm" svg:height="1.713cm" svg:x="10.001cm" svg:y="6.233cm" svg:viewBox="0 0 10199 1714" draw:points="0,4 10199,0 10199,1714 1749,1714">
          <text:p/>
        </draw:polygon>
        <draw:polygon draw:style-name="gr20" draw:text-style-name="P2" draw:layer="AC_Zones" svg:width="1.799cm" svg:height="5.192cm" svg:x="9.95cm" svg:y="6.237cm" svg:viewBox="0 0 1800 5193" draw:points="51,0 1800,1713 1800,5193 0,5193">
          <text:p/>
        </draw:polygon>
        <draw:polygon draw:style-name="gr20" draw:text-style-name="P2" draw:layer="AC_Zones" svg:width="13.474cm" svg:height="3.482cm" svg:x="11.75cm" svg:y="7.947cm" svg:viewBox="0 0 13475 3483" draw:points="0,0 0,3483 13475,3478 13451,0">
          <text:p/>
        </draw:polygon>
        <draw:polygon draw:style-name="gr20" draw:text-style-name="P2" draw:layer="AC_Zones" svg:width="9.219cm" svg:height="1.713cm" svg:x="20.2cm" svg:y="6.233cm" svg:viewBox="0 0 9220 1714" draw:points="0,0 0,1714 9220,1713 9220,0">
          <text:p/>
        </draw:polygon>
        <draw:polygon draw:style-name="gr20" draw:text-style-name="P2" draw:layer="AC_Zones" svg:width="4.924cm" svg:height="3.002cm" svg:x="25.225cm" svg:y="7.947cm" svg:viewBox="0 0 4925 3003" draw:points="0,3 0,2978 3900,3003 3896,700 4825,203 4925,145 4925,0">
          <text:p/>
        </draw:polygon>
        <draw:polygon draw:style-name="gr20" draw:text-style-name="P2" draw:layer="AC_Zones" svg:width="1.799cm" svg:height="4.119cm" svg:x="9.95cm" svg:y="11.43cm" svg:viewBox="0 0 1800 4120" draw:points="0,0 1800,0 1800,4120 0,4120">
          <text:p/>
        </draw:polygon>
        <draw:polygon draw:style-name="gr20" draw:text-style-name="P2" draw:layer="AC_Zones" svg:width="1.809cm" svg:height="4.374cm" svg:x="11.75cm" svg:y="11.43cm" svg:viewBox="0 0 1810 4375" draw:points="0,0 0,4120 850,4120 850,4370 1810,4375 1809,0">
          <text:p/>
        </draw:polygon>
        <draw:custom-shape draw:style-name="gr22" draw:text-style-name="P2" draw:layer="AC_Zones" svg:width="1.742cm" svg:height="1.028cm" svg:x="13.559cm" svg:y="11.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AC_Zones" svg:width="1.741cm" svg:height="2.314cm" svg:x="13.56cm" svg:y="12.4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AC_Zones" svg:width="1.741cm" svg:height="1.031cm" svg:x="13.56cm" svg:y="14.774cm">
          <text:p/>
          <draw:enhanced-geometry svg:viewBox="0 0 21600 21600" draw:type="rectangle" draw:enhanced-path="M 0 0 L 21600 0 21600 21600 0 21600 0 0 Z N"/>
        </draw:custom-shape>
        <draw:polygon draw:style-name="gr20" draw:text-style-name="P2" draw:layer="AC_Zones" svg:width="5.602cm" svg:height="2.866cm" svg:x="25.223cm" svg:y="10.925cm" svg:viewBox="0 0 5603 2867" draw:points="0,0 2,2525 1302,2525 1302,500 2402,500 3398,2867 5603,2867 5603,495 3901,495 3901,25">
          <text:p/>
        </draw:polygon>
        <draw:polygon draw:style-name="gr20" draw:text-style-name="P2" draw:layer="AC_Zones" svg:width="1.945cm" svg:height="2.03cm" svg:x="26.525cm" svg:y="11.425cm" svg:viewBox="0 0 1946 2031" draw:points="0,0 1100,0 1946,2031 0,2025">
          <text:p/>
        </draw:polygon>
        <draw:custom-shape draw:style-name="gr25" draw:text-style-name="P2" draw:layer="AC_Zones" svg:width="1.625cm" svg:height="2.354cm" svg:x="25.225cm" svg:y="13.45cm">
          <text:p/>
          <draw:enhanced-geometry svg:viewBox="0 0 21600 21600" draw:type="rectangle" draw:enhanced-path="M 0 0 L 21600 0 21600 21600 0 21600 0 0 Z N"/>
        </draw:custom-shape>
        <draw:polygon draw:style-name="gr20" draw:text-style-name="P2" draw:layer="AC_Zones" svg:width="2.28cm" svg:height="2.354cm" svg:x="26.85cm" svg:y="13.45cm" svg:viewBox="0 0 2281 2355" draw:points="0,0 1621,6 2281,1659 1880,2355 0,2350">
          <text:p/>
        </draw:polygon>
        <draw:polygon draw:style-name="gr20" draw:text-style-name="P2" draw:layer="AC_Zones" svg:width="6.128cm" svg:height="2.009cm" svg:x="28.621cm" svg:y="13.791cm" svg:viewBox="0 0 6129 2010" draw:points="0,1 511,1318 110,2010 6129,2010 6129,0">
          <text:p/>
        </draw:polygon>
        <draw:custom-shape draw:style-name="gr26" draw:text-style-name="P2" draw:layer="AC_Zones" svg:width="0.899cm" svg:height="1.183cm" svg:x="29.121cm" svg:y="8.64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AC_Zones" svg:width="0.806cm" svg:height="1.183cm" svg:x="30.02cm" svg:y="8.64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AC_Zones" svg:width="1.702cm" svg:height="1.59cm" svg:x="29.124cm" svg:y="9.83cm">
          <text:p/>
          <draw:enhanced-geometry svg:viewBox="0 0 21600 21600" draw:type="rectangle" draw:enhanced-path="M 0 0 L 21600 0 21600 21600 0 21600 0 0 Z N"/>
        </draw:custom-shape>
        <draw:polygon draw:style-name="gr20" draw:text-style-name="P2" draw:layer="AC_Zones" svg:width="10.091cm" svg:height="1.722cm" svg:x="29.42cm" svg:y="6.224cm" svg:viewBox="0 0 10092 1723" draw:points="10092,1722 0,1723 0,0 8375,18">
          <text:p/>
        </draw:polygon>
        <draw:polygon draw:style-name="gr20" draw:text-style-name="P2" draw:layer="AC_Zones" svg:width="9.361cm" svg:height="5.844cm" svg:x="30.15cm" svg:y="7.947cm" svg:viewBox="0 0 9362 5845" draw:points="0,0 9362,0 9362,2195 8810,2195 8810,2445 7172,2453 5450,5845 676,5845 676,701 118,178 0,145">
          <text:p/>
        </draw:polygon>
        <draw:polygon draw:style-name="gr20" draw:text-style-name="P2" draw:layer="AC_Zones" svg:width="9.077cm" svg:height="4.006cm" svg:x="30.3cm" svg:y="13.791cm" svg:viewBox="0 0 9078 4007" draw:points="4450,0 9050,1 9078,4007 0,4007 0,2010 4450,2010">
          <text:p/>
        </draw:polygon>
        <draw:polygon draw:style-name="gr20" draw:text-style-name="P2" draw:layer="AC_Zones" svg:width="9.412cm" svg:height="1.995cm" svg:x="20.887cm" svg:y="15.801cm" svg:viewBox="0 0 9413 1996" draw:points="0,3 0,1996 9413,1996 9413,0">
          <text:p/>
        </draw:polygon>
        <draw:polygon draw:style-name="gr20" draw:text-style-name="P2" draw:layer="AC_Zones" svg:width="2.836cm" svg:height="2.795cm" svg:x="18.05cm" svg:y="15.804cm" svg:viewBox="0 0 2837 2796" draw:points="0,2796 0,0 2837,1 2837,1993 1400,1992">
          <text:p/>
        </draw:polygon>
        <draw:polygon draw:style-name="gr20" draw:text-style-name="P2" draw:layer="AC_Zones" svg:width="5.449cm" svg:height="5.994cm" svg:x="12.6cm" svg:y="15.805cm" svg:viewBox="0 0 5450 5995" draw:points="5450,0 0,0 0,5995 3300,5995 3300,4495 3750,3795 5450,2795">
          <text:p/>
        </draw:polygon>
        <draw:custom-shape draw:style-name="gr29" draw:text-style-name="P2" draw:layer="AC_Zones" svg:width="1.75cm" svg:height="1.7cm" svg:x="9.95cm" svg:y="15.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AC_Zones" svg:width="1.75cm" svg:height="3.3cm" svg:x="9.95cm" svg:y="17.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AC_Zones" svg:width="1.75cm" svg:height="2cm" svg:x="9.95cm" svg:y="20.5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AC_Zones" svg:width="0.9cm" svg:height="7cm" svg:x="11.7cm" svg:y="15.55cm">
          <text:p/>
          <draw:enhanced-geometry svg:viewBox="0 0 21600 21600" draw:type="rectangle" draw:enhanced-path="M 0 0 L 21600 0 21600 21600 0 21600 0 0 Z N"/>
        </draw:custom-shape>
        <draw:polygon draw:style-name="gr20" draw:text-style-name="P2" draw:layer="AC_Zones" svg:width="1.799cm" svg:height="9.199cm" svg:x="9.95cm" svg:y="22.55cm" svg:viewBox="0 0 1800 9200" draw:points="0,9200 0,0 1800,0 1800,7450">
          <text:p/>
        </draw:polygon>
        <draw:polygon draw:style-name="gr20" draw:text-style-name="P2" draw:layer="AC_Zones" svg:width="8.149cm" svg:height="8.199cm" svg:x="11.75cm" svg:y="21.8cm" svg:viewBox="0 0 8150 8200" draw:points="0,750 850,750 850,0 8150,0 8150,8200 3920,8200 3920,7000 3020,7000 3020,8200 0,8200">
          <text:p/>
        </draw:polygon>
        <draw:polygon draw:style-name="gr20" draw:text-style-name="P2" draw:layer="AC_Zones" svg:width="12.249cm" svg:height="1.749cm" svg:x="9.95cm" svg:y="30cm" svg:viewBox="0 0 12250 1750" draw:points="0,1750 12250,1750 12250,0 5720,0 5720,350 5370,800 5250,850 5150,800 4820,350 4820,0 1800,0">
          <text:p/>
        </draw:polygon>
        <draw:polygon draw:style-name="gr20" draw:text-style-name="P2" draw:layer="AC_Zones" svg:width="2.625cm" svg:height="2.336cm" svg:x="19.9cm" svg:y="23.372cm" svg:viewBox="0 0 2626 2337" draw:points="0,2337 2626,2337 2626,0 2121,0">
          <text:p/>
        </draw:polygon>
        <draw:polygon draw:style-name="gr20" draw:text-style-name="P2" draw:layer="AC_Zones" svg:width="10.199cm" svg:height="3.908cm" svg:x="19.9cm" svg:y="21.8cm" svg:viewBox="0 0 10200 3909" draw:points="2121,1572 10200,1572 10200,0 0,0 0,3909">
          <text:p/>
        </draw:polygon>
        <draw:g>
          <draw:polygon draw:style-name="gr20" draw:text-style-name="P2" draw:layer="AC_Zones" svg:width="1.899cm" svg:height="8.649cm" svg:x="41.5cm" svg:y="15.3cm" svg:viewBox="0 0 1900 8650" draw:points="800,0 1850,500 1850,2550 450,2550 450,6497 1850,6497 1900,7200 1750,7200 0,8650 0,500 800,500">
            <text:p/>
          </draw:polygon>
          <draw:polygon draw:style-name="gr20" draw:text-style-name="P2" draw:layer="AC_Zones" svg:width="2.379cm" svg:height="9.757cm" svg:x="39.12cm" svg:y="13.792cm" svg:viewBox="0 0 2380 9758" draw:points="230,0 531,0 530,508 1480,508 1480,2008 2380,2008 2380,9758 1789,9758 1789,9693 0,9693 0,3998 258,3996">
            <text:p/>
          </draw:polygon>
          <draw:polygon draw:style-name="gr20" draw:text-style-name="P2" draw:layer="AC_Zones" svg:width="11.849cm" svg:height="1.749cm" svg:x="22.2cm" svg:y="30cm" svg:viewBox="0 0 11850 1750" draw:points="0,0 0,1750 11850,1750 11850,0 4402,0 4401,600 1685,604 1685,0">
            <text:p/>
          </draw:polygon>
          <draw:polygon draw:style-name="gr20" draw:text-style-name="P2" draw:layer="AC_Zones" svg:width="10.899cm" svg:height="1.939cm" svg:x="19.9cm" svg:y="28.06cm" svg:viewBox="0 0 10900 1940" draw:points="0,0 0,1940 3986,1940 3985,791 6702,791 6702,1940 10900,1940 10900,0">
            <text:p/>
          </draw:polygon>
          <draw:polygon draw:style-name="gr20" draw:text-style-name="P2" draw:layer="AC_Zones" svg:width="5.139cm" svg:height="4.687cm" svg:x="24.963cm" svg:y="23.372cm" svg:viewBox="0 0 5140 4688" draw:points="1,0 0,4688 5140,4688 5137,0">
            <text:p/>
          </draw:polygon>
          <draw:polygon draw:style-name="gr20" draw:text-style-name="P2" draw:layer="AC_Zones" svg:width="2.437cm" svg:height="2.337cm" svg:x="22.526cm" svg:y="23.371cm" svg:viewBox="0 0 2438 2338" draw:points="0,1 2438,0 2437,2337 1,2338">
            <text:p/>
          </draw:polygon>
          <draw:polygon draw:style-name="gr20" draw:text-style-name="P2" draw:layer="AC_Zones" svg:width="1.675cm" svg:height="2.351cm" svg:x="23.287cm" svg:y="25.708cm" svg:viewBox="0 0 1676 2352" draw:points="0,0 1676,0 1676,2352 0,2352">
            <text:p/>
          </draw:polygon>
          <draw:polygon draw:style-name="gr20" draw:text-style-name="P2" draw:layer="AC_Zones" svg:width="1.615cm" svg:height="2.351cm" svg:x="21.671cm" svg:y="25.708cm" svg:viewBox="0 0 1616 2352" draw:points="0,1 1616,0 1616,2352 0,2352">
            <text:p/>
          </draw:polygon>
          <draw:polygon draw:style-name="gr20" draw:text-style-name="P2" draw:layer="AC_Zones" svg:width="1.77cm" svg:height="2.35cm" svg:x="19.9cm" svg:y="25.709cm" svg:viewBox="0 0 1771 2351" draw:points="0,0 1770,0 1771,2351 0,2351">
            <text:p/>
          </draw:polygon>
          <draw:custom-shape draw:style-name="gr33" draw:text-style-name="P2" draw:layer="AC_Zones" svg:width="9.02cm" svg:height="1.535cm" svg:x="30.1cm" svg:y="21.95cm">
            <text:p/>
            <draw:enhanced-geometry svg:viewBox="0 0 21600 21600" draw:type="rectangle" draw:enhanced-path="M 0 0 L 21600 0 21600 21600 0 21600 0 0 Z N"/>
          </draw:custom-shape>
          <draw:polygon draw:style-name="gr20" draw:text-style-name="P2" draw:layer="AC_Zones" svg:width="11.599cm" svg:height="1.699cm" svg:x="34.05cm" svg:y="30.05cm" svg:viewBox="0 0 11600 1700" draw:points="10050,0 0,0 0,1700 11600,1700">
            <text:p/>
          </draw:polygon>
          <draw:polygon draw:style-name="gr20" draw:text-style-name="P2" draw:layer="AC_Zones" svg:width="13.549cm" svg:height="2.149cm" svg:x="30.8cm" svg:y="27.9cm" svg:viewBox="0 0 13550 2150" draw:points="0,160 0,2100 3250,2100 3250,2150 13300,2150 13550,0 10109,0 10109,159">
            <text:p/>
          </draw:polygon>
          <draw:polygon draw:style-name="gr20" draw:text-style-name="P2" draw:layer="AC_Zones" svg:width="3.79cm" svg:height="4.349cm" svg:x="40.909cm" svg:y="23.55cm" svg:viewBox="0 0 3791 4350" draw:points="591,400 591,0 0,0 0,4350 3441,4350 3791,950">
            <text:p/>
          </draw:polygon>
          <draw:custom-shape draw:style-name="gr34" draw:text-style-name="P2" draw:layer="AC_Zones" svg:width="8.717cm" svg:height="4.574cm" svg:x="30.103cm" svg:y="23.486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" draw:layer="AC_Zones" svg:width="2.089cm" svg:height="4.573cm" svg:x="38.82cm" svg:y="23.486cm">
            <text:p/>
            <draw:enhanced-geometry svg:viewBox="0 0 21600 21600" draw:type="rectangle" draw:enhanced-path="M 0 0 L 21600 0 21600 21600 0 21600 0 0 Z N"/>
          </draw:custom-shape>
          <draw:polygon draw:style-name="gr20" draw:text-style-name="P2" draw:layer="AC_Zones" svg:width="2.091cm" svg:height="3.599cm" svg:x="44.4cm" svg:y="24.05cm" svg:viewBox="0 0 2092 3600" draw:points="2092,0 300,450 0,3600 1700,3600">
            <text:p/>
          </draw:polygon>
          <draw:polygon draw:style-name="gr20" draw:text-style-name="P2" draw:layer="AC_Zones" svg:width="1.999cm" svg:height="4.099cm" svg:x="44.1cm" svg:y="27.65cm" svg:viewBox="0 0 2000 4100" draw:points="300,0 2000,0 1550,4100 0,2400">
            <text:p/>
          </draw:polygon>
          <draw:polygon draw:style-name="gr20" draw:text-style-name="P2" draw:layer="AC_Zones" svg:width="4.991cm" svg:height="1.999cm" svg:x="41.5cm" svg:y="22.5cm" svg:viewBox="0 0 4992 2000" draw:points="1750,0 0,1450 3200,2000 4992,1550 4992,1486 4950,1000 4700,650 4371,442 4200,400">
            <text:p/>
          </draw:polygon>
          <draw:custom-shape draw:style-name="gr36" draw:text-style-name="P2" draw:layer="AC_Zones" svg:width="1.18cm" svg:height="0.881cm" svg:x="23.886cm" svg:y="28.851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2" draw:layer="AC_Zones" svg:width="1.531cm" svg:height="1.75cm" svg:x="25.07cm" svg:y="28.8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AC_Zones" svg:width="1.181cm" svg:height="0.874cm" svg:x="23.885cm" svg:y="29.733cm">
            <text:p/>
            <draw:enhanced-geometry svg:viewBox="0 0 21600 21600" draw:type="rectangle" draw:enhanced-path="M 0 0 L 21600 0 21600 21600 0 21600 0 0 Z N"/>
          </draw:custom-shape>
        </draw:g>
        <draw:frame draw:style-name="gr39" draw:text-style-name="P3" draw:layer="PDF_Base" svg:width="12.65cm" svg:height="1.85cm" svg:x="1.3cm" svg:y="0.75cm">
          <draw:text-box>
            <text:p>Level 9</text:p>
          </draw:text-box>
        </draw:frame>
        <draw:polygon draw:style-name="gr40" draw:text-style-name="P4" draw:layer="AH_Zones" svg:width="14.149cm" svg:height="9.949cm" svg:x="19.9cm" svg:y="21.8cm" svg:viewBox="0 0 14150 9950" draw:points="0,0 0,8200 2300,8200 2300,9950 14150,9950 14150,8200 10900,8200 10900,6260 10208,6263 10203,0">
          <text:p/>
        </draw:polygon>
        <draw:polygon draw:style-name="gr41" draw:text-style-name="P5" draw:layer="AH_Zones" svg:width="12.249cm" svg:height="9.949cm" svg:x="9.95cm" svg:y="21.8cm" svg:viewBox="0 0 12250 9950" draw:points="0,9950 0,750 2650,750 2650,0 9950,0 9950,8200 12250,8200 12250,9950">
          <text:p/>
        </draw:polygon>
        <draw:polygon draw:style-name="gr42" draw:text-style-name="P6" draw:layer="AH_Zones" svg:width="19.448cm" svg:height="16.317cm" svg:x="9.971cm" svg:y="6.232cm" svg:viewBox="0 0 19449 16318" draw:points="29,4 19449,0 19449,1715 15230,1715 15230,5209 5231,5209 5231,9565 10916,9573 10916,11564 9479,11564 6379,13368 5929,14068 5929,15568 2629,15568 2629,16318 0,16318">
          <text:p/>
        </draw:polygon>
        <draw:polygon draw:style-name="gr43" draw:text-style-name="P7" draw:layer="AH_Zones" svg:width="18.248cm" svg:height="12.907cm" svg:x="30.3cm" svg:y="4.89cm" svg:viewBox="0 0 18249 12908" draw:points="9212,5251 9351,5252 9350,7165 6200,7164 5300,8901 4450,8901 4450,10901 0,10901 0,12908 9078,12898 9050,8901 9351,8901 9350,9410 10300,9410 10300,10910 12000,10910 12000,10410 13050,10910 15400,10260 15900,10060 16600,9510 17050,8910 17380,8151 18249,7 7494,0 7494,1351 9212,3056">
          <text:p/>
        </draw:polygon>
        <draw:polygon draw:style-name="gr44" draw:text-style-name="P8" draw:layer="AH_Zones" svg:width="18.763cm" svg:height="11.565cm" svg:x="20.887cm" svg:y="6.232cm" svg:viewBox="0 0 18764 11566" draw:points="18625,3909 18625,1714 16907,9 8533,0 8533,1714 4314,1715 4314,9572 0,9572 0,11564 9413,11565 9413,11566 9413,9559 13863,9559 13863,7559 14713,7559 15613,5822 18763,5822 18764,3909">
          <text:p/>
        </draw:polygon>
        <draw:polygon draw:style-name="gr45" draw:text-style-name="P9" draw:layer="AH_Zones" svg:width="15.691cm" svg:height="17.957cm" svg:x="30.8cm" svg:y="13.792cm" svg:viewBox="0 0 15692 17958" draw:points="8578,3996 8320,3998 8320,9693 8020,9693 8020,14267 0,14268 0,16208 3250,16208 3250,17958 14850,17958 15692,10194 15650,9708 15400,9358 15071,9150 14900,9108 12600,8758 12550,8004 11150,8004 11150,4058 12550,4058 12550,2008 11500,1508 11500,2008 9800,2008 9800,508 8850,508 8851,0 8550,0">
          <text:p/>
        </draw:polygon>
        <draw:g>
          <draw:line draw:style-name="gr46" draw:text-style-name="P1" draw:layer="Detail" svg:x1="16.02cm" svg:y1="13.117cm" svg:x2="16.02cm" svg:y2="14.295cm">
            <text:p/>
          </draw:line>
          <draw:line draw:style-name="gr46" draw:text-style-name="P1" draw:layer="Detail" svg:x1="16.17cm" svg:y1="13.117cm" svg:x2="16.02cm" svg:y2="13.117cm">
            <text:p/>
          </draw:line>
          <draw:line draw:style-name="gr46" draw:text-style-name="P1" draw:layer="Detail" svg:x1="16.17cm" svg:y1="13.117cm" svg:x2="16.17cm" svg:y2="14.295cm">
            <text:p/>
          </draw:line>
          <draw:line draw:style-name="gr46" draw:text-style-name="P1" draw:layer="Detail" svg:x1="16.17cm" svg:y1="14.295cm" svg:x2="16.02cm" svg:y2="14.295cm">
            <text:p/>
          </draw:line>
          <draw:line draw:style-name="gr46" draw:text-style-name="P1" draw:layer="Detail" svg:x1="15.37cm" svg:y1="12.759cm" svg:x2="15.37cm" svg:y2="14.705cm">
            <text:p/>
          </draw:line>
          <draw:line draw:style-name="gr46" draw:text-style-name="P1" draw:layer="Detail" svg:x1="16.17cm" svg:y1="13.117cm" svg:x2="16.82cm" svg:y2="13.117cm">
            <text:p/>
          </draw:line>
          <draw:line draw:style-name="gr46" draw:text-style-name="P1" draw:layer="Detail" svg:x1="16.82cm" svg:y1="12.605cm" svg:x2="16.82cm" svg:y2="14.449cm">
            <text:p/>
          </draw:line>
          <draw:line draw:style-name="gr46" draw:text-style-name="P1" draw:layer="Detail" svg:x1="16.17cm" svg:y1="13.285cm" svg:x2="16.82cm" svg:y2="13.285cm">
            <text:p/>
          </draw:line>
          <draw:line draw:style-name="gr46" draw:text-style-name="P1" draw:layer="Detail" svg:x1="16.17cm" svg:y1="13.454cm" svg:x2="16.82cm" svg:y2="13.454cm">
            <text:p/>
          </draw:line>
          <draw:line draw:style-name="gr46" draw:text-style-name="P1" draw:layer="Detail" svg:x1="16.17cm" svg:y1="13.622cm" svg:x2="16.82cm" svg:y2="13.622cm">
            <text:p/>
          </draw:line>
          <draw:line draw:style-name="gr46" draw:text-style-name="P1" draw:layer="Detail" svg:x1="16.17cm" svg:y1="13.79cm" svg:x2="16.82cm" svg:y2="13.79cm">
            <text:p/>
          </draw:line>
          <draw:line draw:style-name="gr46" draw:text-style-name="P1" draw:layer="Detail" svg:x1="16.17cm" svg:y1="13.958cm" svg:x2="16.82cm" svg:y2="13.958cm">
            <text:p/>
          </draw:line>
          <draw:line draw:style-name="gr46" draw:text-style-name="P1" draw:layer="Detail" svg:x1="16.17cm" svg:y1="14.127cm" svg:x2="16.82cm" svg:y2="14.127cm">
            <text:p/>
          </draw:line>
          <draw:line draw:style-name="gr46" draw:text-style-name="P1" draw:layer="Detail" svg:x1="16.17cm" svg:y1="14.295cm" svg:x2="16.82cm" svg:y2="14.295cm">
            <text:p/>
          </draw:line>
          <draw:line draw:style-name="gr46" draw:text-style-name="P1" draw:layer="Detail" svg:x1="15.37cm" svg:y1="13.117cm" svg:x2="16.02cm" svg:y2="13.117cm">
            <text:p/>
          </draw:line>
          <draw:line draw:style-name="gr46" draw:text-style-name="P1" draw:layer="Detail" svg:x1="15.37cm" svg:y1="13.285cm" svg:x2="16.02cm" svg:y2="13.285cm">
            <text:p/>
          </draw:line>
          <draw:line draw:style-name="gr46" draw:text-style-name="P1" draw:layer="Detail" svg:x1="15.37cm" svg:y1="13.454cm" svg:x2="16.02cm" svg:y2="13.454cm">
            <text:p/>
          </draw:line>
          <draw:line draw:style-name="gr46" draw:text-style-name="P1" draw:layer="Detail" svg:x1="15.37cm" svg:y1="13.622cm" svg:x2="16.02cm" svg:y2="13.622cm">
            <text:p/>
          </draw:line>
          <draw:line draw:style-name="gr46" draw:text-style-name="P1" draw:layer="Detail" svg:x1="15.37cm" svg:y1="13.79cm" svg:x2="16.02cm" svg:y2="13.79cm">
            <text:p/>
          </draw:line>
          <draw:line draw:style-name="gr46" draw:text-style-name="P1" draw:layer="Detail" svg:x1="15.37cm" svg:y1="13.958cm" svg:x2="16.02cm" svg:y2="13.958cm">
            <text:p/>
          </draw:line>
          <draw:line draw:style-name="gr46" draw:text-style-name="P1" draw:layer="Detail" svg:x1="15.37cm" svg:y1="14.127cm" svg:x2="16.02cm" svg:y2="14.127cm">
            <text:p/>
          </draw:line>
          <draw:line draw:style-name="gr46" draw:text-style-name="P1" draw:layer="Detail" svg:x1="15.37cm" svg:y1="14.295cm" svg:x2="16.02cm" svg:y2="14.295cm">
            <text:p/>
          </draw:line>
          <draw:g>
            <draw:line draw:style-name="gr46" draw:text-style-name="P1" draw:layer="Detail" svg:x1="15.67cm" svg:y1="14.142cm" svg:x2="15.72cm" svg:y2="14.244cm">
              <text:p/>
            </draw:line>
            <draw:line draw:style-name="gr46" draw:text-style-name="P1" draw:layer="Detail" svg:x1="15.72cm" svg:y1="13.988cm" svg:x2="15.72cm" svg:y2="14.244cm">
              <text:p/>
            </draw:line>
            <draw:line draw:style-name="gr46" draw:text-style-name="P1" draw:layer="Detail" svg:x1="15.77cm" svg:y1="14.142cm" svg:x2="15.72cm" svg:y2="14.244cm">
              <text:p/>
            </draw:line>
          </draw:g>
          <draw:g>
            <draw:line draw:style-name="gr46" draw:text-style-name="P1" draw:layer="Detail" svg:x1="16.52cm" svg:y1="13.27cm" svg:x2="16.47cm" svg:y2="13.168cm">
              <text:p/>
            </draw:line>
            <draw:line draw:style-name="gr46" draw:text-style-name="P1" draw:layer="Detail" svg:x1="16.47cm" svg:y1="13.424cm" svg:x2="16.47cm" svg:y2="13.168cm">
              <text:p/>
            </draw:line>
            <draw:line draw:style-name="gr46" draw:text-style-name="P1" draw:layer="Detail" svg:x1="16.42cm" svg:y1="13.27cm" svg:x2="16.47cm" svg:y2="13.168cm">
              <text:p/>
            </draw:line>
          </draw:g>
        </draw:g>
        <draw:g>
          <draw:line draw:style-name="gr46" draw:text-style-name="P1" draw:layer="Detail" svg:x1="17.17cm" svg:y1="13.455cm" svg:x2="18.12cm" svg:y2="13.455cm">
            <text:p/>
          </draw:line>
          <draw:line draw:style-name="gr46" draw:text-style-name="P1" draw:layer="Detail" svg:x1="17.17cm" svg:y1="12.405cm" svg:x2="18.12cm" svg:y2="13.455cm">
            <text:p/>
          </draw:line>
          <draw:line draw:style-name="gr46" draw:text-style-name="P1" draw:layer="Detail" svg:x1="17.17cm" svg:y1="12.405cm" svg:x2="17.17cm" svg:y2="13.455cm">
            <text:p/>
          </draw:line>
          <draw:line draw:style-name="gr46" draw:text-style-name="P1" draw:layer="Detail" svg:x1="18.12cm" svg:y1="12.405cm" svg:x2="17.17cm" svg:y2="13.455cm">
            <text:p/>
          </draw:line>
          <draw:line draw:style-name="gr46" draw:text-style-name="P1" draw:layer="Detail" svg:x1="18.12cm" svg:y1="12.405cm" svg:x2="18.12cm" svg:y2="13.455cm">
            <text:p/>
          </draw:line>
          <draw:line draw:style-name="gr46" draw:text-style-name="P1" draw:layer="Detail" svg:x1="17.17cm" svg:y1="12.405cm" svg:x2="18.12cm" svg:y2="12.405cm">
            <text:p/>
          </draw:line>
        </draw:g>
        <draw:g>
          <draw:line draw:style-name="gr46" draw:text-style-name="P1" draw:layer="Detail" svg:x1="32.9cm" svg:y1="24.53cm" svg:x2="36cm" svg:y2="24.53cm">
            <text:p/>
          </draw:line>
          <draw:line draw:style-name="gr46" draw:text-style-name="P1" draw:layer="Detail" svg:x1="33.3cm" svg:y1="24.53cm" svg:x2="33.3cm" svg:y2="25.225cm">
            <text:p/>
          </draw:line>
          <draw:line draw:style-name="gr46" draw:text-style-name="P1" draw:layer="Detail" svg:x1="32.8cm" svg:y1="25.225cm" svg:x2="36.1cm" svg:y2="25.225cm">
            <text:p/>
          </draw:line>
          <draw:line draw:style-name="gr46" draw:text-style-name="P1" draw:layer="Detail" svg:x1="33.464cm" svg:y1="24.53cm" svg:x2="33.464cm" svg:y2="25.225cm">
            <text:p/>
          </draw:line>
          <draw:line draw:style-name="gr46" draw:text-style-name="P1" draw:layer="Detail" svg:x1="33.629cm" svg:y1="24.53cm" svg:x2="33.629cm" svg:y2="25.225cm">
            <text:p/>
          </draw:line>
          <draw:line draw:style-name="gr46" draw:text-style-name="P1" draw:layer="Detail" svg:x1="33.793cm" svg:y1="24.53cm" svg:x2="33.793cm" svg:y2="25.225cm">
            <text:p/>
          </draw:line>
          <draw:line draw:style-name="gr46" draw:text-style-name="P1" draw:layer="Detail" svg:x1="33.957cm" svg:y1="24.53cm" svg:x2="33.957cm" svg:y2="25.225cm">
            <text:p/>
          </draw:line>
          <draw:line draw:style-name="gr46" draw:text-style-name="P1" draw:layer="Detail" svg:x1="34.121cm" svg:y1="24.53cm" svg:x2="34.121cm" svg:y2="25.225cm">
            <text:p/>
          </draw:line>
          <draw:line draw:style-name="gr46" draw:text-style-name="P1" draw:layer="Detail" svg:x1="34.286cm" svg:y1="24.53cm" svg:x2="34.286cm" svg:y2="25.225cm">
            <text:p/>
          </draw:line>
          <draw:g>
            <draw:line draw:style-name="gr46" draw:text-style-name="P1" draw:layer="Detail" svg:x1="33cm" svg:y1="24.904cm" svg:x2="32.9cm" svg:y2="24.851cm">
              <text:p/>
            </draw:line>
            <draw:line draw:style-name="gr46" draw:text-style-name="P1" draw:layer="Detail" svg:x1="33.15cm" svg:y1="24.851cm" svg:x2="32.9cm" svg:y2="24.851cm">
              <text:p/>
            </draw:line>
            <draw:line draw:style-name="gr46" draw:text-style-name="P1" draw:layer="Detail" svg:x1="33cm" svg:y1="24.797cm" svg:x2="32.9cm" svg:y2="24.85cm">
              <text:p/>
            </draw:line>
          </draw:g>
          <draw:g>
            <draw:line draw:style-name="gr46" draw:text-style-name="P1" draw:layer="Detail" svg:x1="34.7cm" svg:y1="24.904cm" svg:x2="34.6cm" svg:y2="24.851cm">
              <text:p/>
            </draw:line>
            <draw:line draw:style-name="gr46" draw:text-style-name="P1" draw:layer="Detail" svg:x1="34.85cm" svg:y1="24.851cm" svg:x2="34.6cm" svg:y2="24.851cm">
              <text:p/>
            </draw:line>
            <draw:line draw:style-name="gr46" draw:text-style-name="P1" draw:layer="Detail" svg:x1="34.7cm" svg:y1="24.797cm" svg:x2="34.6cm" svg:y2="24.85cm">
              <text:p/>
            </draw:line>
          </draw:g>
          <draw:line draw:style-name="gr46" draw:text-style-name="P1" draw:layer="Detail" svg:x1="32.972cm" svg:y1="24.53cm" svg:x2="32.972cm" svg:y2="25.225cm">
            <text:p/>
          </draw:line>
          <draw:line draw:style-name="gr46" draw:text-style-name="P1" draw:layer="Detail" svg:x1="33.137cm" svg:y1="24.53cm" svg:x2="33.137cm" svg:y2="25.225cm">
            <text:p/>
          </draw:line>
          <draw:line draw:style-name="gr46" draw:text-style-name="P1" draw:layer="Detail" svg:x1="34.778cm" svg:y1="24.53cm" svg:x2="34.778cm" svg:y2="25.225cm">
            <text:p/>
          </draw:line>
          <draw:line draw:style-name="gr46" draw:text-style-name="P1" draw:layer="Detail" svg:x1="34.942cm" svg:y1="24.53cm" svg:x2="34.942cm" svg:y2="25.225cm">
            <text:p/>
          </draw:line>
          <draw:line draw:style-name="gr46" draw:text-style-name="P1" draw:layer="Detail" svg:x1="35.107cm" svg:y1="24.53cm" svg:x2="35.107cm" svg:y2="25.225cm">
            <text:p/>
          </draw:line>
          <draw:line draw:style-name="gr46" draw:text-style-name="P1" draw:layer="Detail" svg:x1="35.271cm" svg:y1="24.53cm" svg:x2="35.271cm" svg:y2="25.225cm">
            <text:p/>
          </draw:line>
          <draw:line draw:style-name="gr46" draw:text-style-name="P1" draw:layer="Detail" svg:x1="35.435cm" svg:y1="24.53cm" svg:x2="35.435cm" svg:y2="25.225cm">
            <text:p/>
          </draw:line>
          <draw:line draw:style-name="gr46" draw:text-style-name="P1" draw:layer="Detail" svg:x1="35.599cm" svg:y1="24.53cm" svg:x2="35.599cm" svg:y2="25.225cm">
            <text:p/>
          </draw:line>
          <draw:line draw:style-name="gr46" draw:text-style-name="P1" draw:layer="Detail" svg:x1="35.764cm" svg:y1="24.53cm" svg:x2="35.764cm" svg:y2="25.225cm">
            <text:p/>
          </draw:line>
          <draw:line draw:style-name="gr46" draw:text-style-name="P1" draw:layer="Detail" svg:x1="34.615cm" svg:y1="24.53cm" svg:x2="34.615cm" svg:y2="25.225cm">
            <text:p/>
          </draw:line>
          <draw:line draw:style-name="gr46" draw:text-style-name="P1" draw:layer="Detail" svg:x1="36cm" svg:y1="24.37cm" svg:x2="32.9cm" svg:y2="24.37cm">
            <text:p/>
          </draw:line>
          <draw:line draw:style-name="gr46" draw:text-style-name="P1" draw:layer="Detail" svg:x1="35.6cm" svg:y1="24.37cm" svg:x2="35.6cm" svg:y2="23.675cm">
            <text:p/>
          </draw:line>
          <draw:line draw:style-name="gr46" draw:text-style-name="P1" draw:layer="Detail" svg:x1="36.1cm" svg:y1="23.675cm" svg:x2="32.8cm" svg:y2="23.675cm">
            <text:p/>
          </draw:line>
          <draw:line draw:style-name="gr46" draw:text-style-name="P1" draw:layer="Detail" svg:x1="35.436cm" svg:y1="24.37cm" svg:x2="35.436cm" svg:y2="23.675cm">
            <text:p/>
          </draw:line>
          <draw:line draw:style-name="gr46" draw:text-style-name="P1" draw:layer="Detail" svg:x1="35.271cm" svg:y1="24.37cm" svg:x2="35.271cm" svg:y2="23.675cm">
            <text:p/>
          </draw:line>
          <draw:line draw:style-name="gr46" draw:text-style-name="P1" draw:layer="Detail" svg:x1="35.107cm" svg:y1="24.37cm" svg:x2="35.107cm" svg:y2="23.675cm">
            <text:p/>
          </draw:line>
          <draw:line draw:style-name="gr46" draw:text-style-name="P1" draw:layer="Detail" svg:x1="34.943cm" svg:y1="24.37cm" svg:x2="34.943cm" svg:y2="23.675cm">
            <text:p/>
          </draw:line>
          <draw:line draw:style-name="gr46" draw:text-style-name="P1" draw:layer="Detail" svg:x1="34.779cm" svg:y1="24.37cm" svg:x2="34.779cm" svg:y2="23.675cm">
            <text:p/>
          </draw:line>
          <draw:line draw:style-name="gr46" draw:text-style-name="P1" draw:layer="Detail" svg:x1="34.614cm" svg:y1="24.37cm" svg:x2="34.614cm" svg:y2="23.675cm">
            <text:p/>
          </draw:line>
          <draw:g>
            <draw:line draw:style-name="gr46" draw:text-style-name="P1" draw:layer="Detail" svg:x1="35.9cm" svg:y1="23.996cm" svg:x2="36cm" svg:y2="24.049cm">
              <text:p/>
            </draw:line>
            <draw:line draw:style-name="gr46" draw:text-style-name="P1" draw:layer="Detail" svg:x1="35.75cm" svg:y1="24.049cm" svg:x2="36cm" svg:y2="24.049cm">
              <text:p/>
            </draw:line>
            <draw:line draw:style-name="gr46" draw:text-style-name="P1" draw:layer="Detail" svg:x1="35.9cm" svg:y1="24.102cm" svg:x2="36cm" svg:y2="24.049cm">
              <text:p/>
            </draw:line>
          </draw:g>
          <draw:g>
            <draw:line draw:style-name="gr46" draw:text-style-name="P1" draw:layer="Detail" svg:x1="34.2cm" svg:y1="23.996cm" svg:x2="34.3cm" svg:y2="24.049cm">
              <text:p/>
            </draw:line>
            <draw:line draw:style-name="gr46" draw:text-style-name="P1" draw:layer="Detail" svg:x1="34.05cm" svg:y1="24.049cm" svg:x2="34.3cm" svg:y2="24.049cm">
              <text:p/>
            </draw:line>
            <draw:line draw:style-name="gr46" draw:text-style-name="P1" draw:layer="Detail" svg:x1="34.2cm" svg:y1="24.102cm" svg:x2="34.3cm" svg:y2="24.049cm">
              <text:p/>
            </draw:line>
          </draw:g>
          <draw:line draw:style-name="gr46" draw:text-style-name="P1" draw:layer="Detail" svg:x1="35.928cm" svg:y1="24.37cm" svg:x2="35.928cm" svg:y2="23.675cm">
            <text:p/>
          </draw:line>
          <draw:line draw:style-name="gr46" draw:text-style-name="P1" draw:layer="Detail" svg:x1="35.763cm" svg:y1="24.37cm" svg:x2="35.763cm" svg:y2="23.675cm">
            <text:p/>
          </draw:line>
          <draw:line draw:style-name="gr46" draw:text-style-name="P1" draw:layer="Detail" svg:x1="34.122cm" svg:y1="24.37cm" svg:x2="34.122cm" svg:y2="23.675cm">
            <text:p/>
          </draw:line>
          <draw:line draw:style-name="gr46" draw:text-style-name="P1" draw:layer="Detail" svg:x1="33.958cm" svg:y1="24.37cm" svg:x2="33.958cm" svg:y2="23.675cm">
            <text:p/>
          </draw:line>
          <draw:line draw:style-name="gr46" draw:text-style-name="P1" draw:layer="Detail" svg:x1="33.793cm" svg:y1="24.37cm" svg:x2="33.793cm" svg:y2="23.675cm">
            <text:p/>
          </draw:line>
          <draw:line draw:style-name="gr46" draw:text-style-name="P1" draw:layer="Detail" svg:x1="33.629cm" svg:y1="24.37cm" svg:x2="33.629cm" svg:y2="23.675cm">
            <text:p/>
          </draw:line>
          <draw:line draw:style-name="gr46" draw:text-style-name="P1" draw:layer="Detail" svg:x1="33.465cm" svg:y1="24.37cm" svg:x2="33.465cm" svg:y2="23.675cm">
            <text:p/>
          </draw:line>
          <draw:line draw:style-name="gr46" draw:text-style-name="P1" draw:layer="Detail" svg:x1="33.301cm" svg:y1="24.37cm" svg:x2="33.301cm" svg:y2="23.675cm">
            <text:p/>
          </draw:line>
          <draw:line draw:style-name="gr46" draw:text-style-name="P1" draw:layer="Detail" svg:x1="33.136cm" svg:y1="24.37cm" svg:x2="33.136cm" svg:y2="23.675cm">
            <text:p/>
          </draw:line>
          <draw:line draw:style-name="gr46" draw:text-style-name="P1" draw:layer="Detail" svg:x1="34.285cm" svg:y1="24.37cm" svg:x2="34.285cm" svg:y2="23.675cm">
            <text:p/>
          </draw:line>
          <draw:line draw:style-name="gr46" draw:text-style-name="P1" draw:layer="Detail" svg:x1="32.9cm" svg:y1="24.37cm" svg:x2="32.9cm" svg:y2="24.53cm">
            <text:p/>
          </draw:line>
          <draw:line draw:style-name="gr46" draw:text-style-name="P1" draw:layer="Detail" svg:x1="36cm" svg:y1="24.37cm" svg:x2="36cm" svg:y2="24.53cm">
            <text:p/>
          </draw:line>
        </draw:g>
        <draw:g>
          <draw:line draw:style-name="gr46" draw:text-style-name="P1" draw:layer="Detail" svg:x1="18.634cm" svg:y1="13.005cm" svg:x2="19.334cm" svg:y2="13.005cm">
            <text:p/>
          </draw:line>
          <draw:line draw:style-name="gr46" draw:text-style-name="P1" draw:layer="Detail" svg:x1="18.634cm" svg:y1="12.555cm" svg:x2="19.334cm" svg:y2="12.555cm">
            <text:p/>
          </draw:line>
          <draw:line draw:style-name="gr46" draw:text-style-name="P1" draw:layer="Detail" svg:x1="19.334cm" svg:y1="13.455cm" svg:x2="19.334cm" svg:y2="12.155cm">
            <text:p/>
          </draw:line>
          <draw:line draw:style-name="gr46" draw:text-style-name="P1" draw:layer="Detail" svg:x1="19.884cm" svg:y1="13.005cm" svg:x2="20.634cm" svg:y2="13.005cm">
            <text:p/>
          </draw:line>
          <draw:line draw:style-name="gr46" draw:text-style-name="P1" draw:layer="Detail" svg:x1="19.884cm" svg:y1="12.555cm" svg:x2="20.634cm" svg:y2="12.555cm">
            <text:p/>
          </draw:line>
          <draw:line draw:style-name="gr46" draw:text-style-name="P1" draw:layer="Detail" svg:x1="19.884cm" svg:y1="13.455cm" svg:x2="19.884cm" svg:y2="12.155cm">
            <text:p/>
          </draw:line>
          <draw:line draw:style-name="gr46" draw:text-style-name="P1" draw:layer="Detail" svg:x1="19.884cm" svg:y1="12.155cm" svg:x2="19.334cm" svg:y2="12.155cm">
            <text:p/>
          </draw:line>
          <draw:line draw:style-name="gr46" draw:text-style-name="P1" draw:layer="Detail" svg:x1="18.634cm" svg:y1="12.155cm" svg:x2="19.334cm" svg:y2="12.155cm">
            <text:p/>
          </draw:line>
        </draw:g>
        <draw:line draw:style-name="gr46" draw:text-style-name="P1" draw:layer="Detail" svg:x1="20.782cm" svg:y1="13.005cm" svg:x2="21.532cm" svg:y2="13.005cm">
          <text:p/>
        </draw:line>
        <draw:line draw:style-name="gr46" draw:text-style-name="P1" draw:layer="Detail" svg:x1="20.782cm" svg:y1="12.555cm" svg:x2="21.532cm" svg:y2="12.555cm">
          <text:p/>
        </draw:line>
        <draw:line draw:style-name="gr46" draw:text-style-name="P1" draw:layer="Detail" svg:x1="21.532cm" svg:y1="13.455cm" svg:x2="21.532cm" svg:y2="12.155cm">
          <text:p/>
        </draw:line>
        <draw:line draw:style-name="gr46" draw:text-style-name="P1" draw:layer="Detail" svg:x1="22.082cm" svg:y1="13.005cm" svg:x2="22.832cm" svg:y2="13.005cm">
          <text:p/>
        </draw:line>
        <draw:line draw:style-name="gr46" draw:text-style-name="P1" draw:layer="Detail" svg:x1="22.082cm" svg:y1="12.555cm" svg:x2="22.832cm" svg:y2="12.555cm">
          <text:p/>
        </draw:line>
        <draw:line draw:style-name="gr46" draw:text-style-name="P1" draw:layer="Detail" svg:x1="22.082cm" svg:y1="13.455cm" svg:x2="22.082cm" svg:y2="12.155cm">
          <text:p/>
        </draw:line>
        <draw:line draw:style-name="gr46" draw:text-style-name="P1" draw:layer="Detail" svg:x1="22.082cm" svg:y1="12.155cm" svg:x2="21.532cm" svg:y2="12.155cm">
          <text:p/>
        </draw:line>
        <draw:line draw:style-name="gr46" draw:text-style-name="P1" draw:layer="Detail" svg:x1="22.082cm" svg:y1="12.155cm" svg:x2="22.832cm" svg:y2="12.155cm">
          <text:p/>
        </draw:line>
        <draw:g>
          <draw:line draw:style-name="gr46" draw:text-style-name="P1" draw:layer="Detail" svg:x1="22.532cm" svg:y1="14.255cm" svg:x2="22.832cm" svg:y2="14.255cm">
            <text:p/>
          </draw:line>
          <draw:line draw:style-name="gr46" draw:text-style-name="P1" draw:layer="Detail" svg:x1="22.532cm" svg:y1="13.855cm" svg:x2="22.832cm" svg:y2="13.855cm">
            <text:p/>
          </draw:line>
        </draw:g>
        <draw:g>
          <draw:line draw:style-name="gr46" draw:text-style-name="P1" draw:layer="Detail" svg:x1="26.304cm" svg:y1="19.955cm" svg:x2="29.136cm" svg:y2="19.955cm">
            <text:p/>
          </draw:line>
          <draw:line draw:style-name="gr46" draw:text-style-name="P1" draw:layer="Detail" svg:x1="26.304cm" svg:y1="21.605cm" svg:x2="28.374cm" svg:y2="21.605cm">
            <text:p/>
          </draw:line>
          <draw:line draw:style-name="gr46" draw:text-style-name="P1" draw:layer="Detail" svg:x1="26.304cm" svg:y1="20.955cm" svg:x2="28.374cm" svg:y2="20.955cm">
            <text:p/>
          </draw:line>
          <draw:line draw:style-name="gr46" draw:text-style-name="P1" draw:layer="Detail" svg:x1="26.304cm" svg:y1="20.605cm" svg:x2="26.304cm" svg:y2="20.955cm">
            <text:p/>
          </draw:line>
          <draw:line draw:style-name="gr46" draw:text-style-name="P1" draw:layer="Detail" svg:x1="28.373cm" svg:y1="20.605cm" svg:x2="28.373cm" svg:y2="20.955cm">
            <text:p/>
          </draw:line>
          <draw:line draw:style-name="gr46" draw:text-style-name="P1" draw:layer="Detail" svg:x1="25.65cm" svg:y1="20.555cm" svg:x2="25.65cm" svg:y2="21.005cm">
            <text:p/>
          </draw:line>
          <draw:line draw:style-name="gr46" draw:text-style-name="P1" draw:layer="Detail" svg:x1="29.517cm" svg:y1="21.105cm" svg:x2="29.517cm" svg:y2="21.055cm">
            <text:p/>
          </draw:line>
          <draw:line draw:style-name="gr46" draw:text-style-name="P1" draw:layer="Detail" svg:x1="26.521cm" svg:y1="21.605cm" svg:x2="26.521cm" svg:y2="20.955cm">
            <text:p/>
          </draw:line>
          <draw:line draw:style-name="gr46" draw:text-style-name="P1" draw:layer="Detail" svg:x1="26.679cm" svg:y1="21.605cm" svg:x2="26.679cm" svg:y2="20.955cm">
            <text:p/>
          </draw:line>
          <draw:line draw:style-name="gr46" draw:text-style-name="P1" draw:layer="Detail" svg:x1="26.838cm" svg:y1="21.605cm" svg:x2="26.838cm" svg:y2="20.955cm">
            <text:p/>
          </draw:line>
          <draw:line draw:style-name="gr46" draw:text-style-name="P1" draw:layer="Detail" svg:x1="26.996cm" svg:y1="21.605cm" svg:x2="26.996cm" svg:y2="20.955cm">
            <text:p/>
          </draw:line>
          <draw:line draw:style-name="gr46" draw:text-style-name="P1" draw:layer="Detail" svg:x1="27.155cm" svg:y1="21.605cm" svg:x2="27.155cm" svg:y2="20.955cm">
            <text:p/>
          </draw:line>
          <draw:line draw:style-name="gr46" draw:text-style-name="P1" draw:layer="Detail" svg:x1="27.313cm" svg:y1="21.605cm" svg:x2="27.313cm" svg:y2="20.955cm">
            <text:p/>
          </draw:line>
          <draw:line draw:style-name="gr46" draw:text-style-name="P1" draw:layer="Detail" svg:x1="27.472cm" svg:y1="21.605cm" svg:x2="27.472cm" svg:y2="20.955cm">
            <text:p/>
          </draw:line>
          <draw:line draw:style-name="gr46" draw:text-style-name="P1" draw:layer="Detail" svg:x1="27.63cm" svg:y1="21.605cm" svg:x2="27.63cm" svg:y2="20.955cm">
            <text:p/>
          </draw:line>
          <draw:line draw:style-name="gr46" draw:text-style-name="P1" draw:layer="Detail" svg:x1="27.789cm" svg:y1="21.605cm" svg:x2="27.789cm" svg:y2="20.955cm">
            <text:p/>
          </draw:line>
          <draw:line draw:style-name="gr46" draw:text-style-name="P1" draw:layer="Detail" svg:x1="27.947cm" svg:y1="21.605cm" svg:x2="27.947cm" svg:y2="20.955cm">
            <text:p/>
          </draw:line>
          <draw:line draw:style-name="gr46" draw:text-style-name="P1" draw:layer="Detail" svg:x1="28.106cm" svg:y1="21.605cm" svg:x2="28.106cm" svg:y2="20.955cm">
            <text:p/>
          </draw:line>
          <draw:line draw:style-name="gr46" draw:text-style-name="P1" draw:layer="Detail" svg:x1="28.264cm" svg:y1="21.605cm" svg:x2="28.264cm" svg:y2="20.955cm">
            <text:p/>
          </draw:line>
          <draw:line draw:style-name="gr46" draw:text-style-name="P1" draw:layer="Detail" svg:x1="26.521cm" svg:y1="20.605cm" svg:x2="26.521cm" svg:y2="19.955cm">
            <text:p/>
          </draw:line>
          <draw:line draw:style-name="gr46" draw:text-style-name="P1" draw:layer="Detail" svg:x1="26.679cm" svg:y1="20.605cm" svg:x2="26.679cm" svg:y2="19.955cm">
            <text:p/>
          </draw:line>
          <draw:line draw:style-name="gr46" draw:text-style-name="P1" draw:layer="Detail" svg:x1="26.838cm" svg:y1="20.605cm" svg:x2="26.838cm" svg:y2="19.955cm">
            <text:p/>
          </draw:line>
          <draw:line draw:style-name="gr46" draw:text-style-name="P1" draw:layer="Detail" svg:x1="26.996cm" svg:y1="20.605cm" svg:x2="26.996cm" svg:y2="19.955cm">
            <text:p/>
          </draw:line>
          <draw:line draw:style-name="gr46" draw:text-style-name="P1" draw:layer="Detail" svg:x1="27.155cm" svg:y1="20.605cm" svg:x2="27.155cm" svg:y2="19.955cm">
            <text:p/>
          </draw:line>
          <draw:line draw:style-name="gr46" draw:text-style-name="P1" draw:layer="Detail" svg:x1="27.313cm" svg:y1="20.605cm" svg:x2="27.313cm" svg:y2="19.955cm">
            <text:p/>
          </draw:line>
          <draw:line draw:style-name="gr46" draw:text-style-name="P1" draw:layer="Detail" svg:x1="27.472cm" svg:y1="20.605cm" svg:x2="27.472cm" svg:y2="19.955cm">
            <text:p/>
          </draw:line>
          <draw:line draw:style-name="gr46" draw:text-style-name="P1" draw:layer="Detail" svg:x1="27.63cm" svg:y1="20.605cm" svg:x2="27.63cm" svg:y2="19.955cm">
            <text:p/>
          </draw:line>
          <draw:line draw:style-name="gr46" draw:text-style-name="P1" draw:layer="Detail" svg:x1="27.789cm" svg:y1="20.605cm" svg:x2="27.789cm" svg:y2="19.955cm">
            <text:p/>
          </draw:line>
          <draw:line draw:style-name="gr46" draw:text-style-name="P1" draw:layer="Detail" svg:x1="27.947cm" svg:y1="20.605cm" svg:x2="27.947cm" svg:y2="19.955cm">
            <text:p/>
          </draw:line>
          <draw:line draw:style-name="gr46" draw:text-style-name="P1" draw:layer="Detail" svg:x1="28.106cm" svg:y1="20.605cm" svg:x2="28.106cm" svg:y2="19.955cm">
            <text:p/>
          </draw:line>
          <draw:line draw:style-name="gr46" draw:text-style-name="P1" draw:layer="Detail" svg:x1="28.264cm" svg:y1="20.605cm" svg:x2="28.264cm" svg:y2="19.955cm">
            <text:p/>
          </draw:line>
          <draw:line draw:style-name="gr46" draw:text-style-name="P1" draw:layer="Detail" svg:x1="26.304cm" svg:y1="20.605cm" svg:x2="28.374cm" svg:y2="20.605cm">
            <text:p/>
          </draw:line>
          <draw:path draw:style-name="gr46" draw:text-style-name="P1" draw:layer="Detail" svg:width="0.883cm" svg:height="0.223cm" draw:transform="skewX (-0.0795870138909413) rotate (-2.59233753798718) translate (26.4042248009557cm 20.093353487217cm)" svg:viewBox="0 0 884 224" svg:d="M0 170c575 186 884-170 884-170">
            <text:p/>
          </draw:path>
          <draw:path draw:style-name="gr46" draw:text-style-name="P1" draw:layer="Detail" svg:width="0.883cm" svg:height="0.223cm" draw:transform="skewX (0.0795870138909413) rotate (-0.549255115602616) translate (25.65cm 21.005cm)" svg:viewBox="0 0 884 224" svg:d="M884 171c-575 185-884-171-884-171">
            <text:p/>
          </draw:path>
          <draw:path draw:style-name="gr46" draw:text-style-name="P1" draw:layer="Detail" svg:width="0.767cm" svg:height="0.292cm" draw:transform="skewX (0.0811578102177364) rotate (2.59303566968798) translate (29.6445533769063cm 20.555cm)" svg:viewBox="0 0 768 293" svg:d="M768 247c-575 184-768-247-768-247">
            <text:p/>
          </draw:path>
          <draw:line draw:style-name="gr46" draw:text-style-name="P1" draw:layer="Detail" svg:x1="29.65cm" svg:y1="20.555cm" svg:x2="29.518cm" svg:y2="21.055cm">
            <text:p/>
          </draw:line>
        </draw:g>
        <draw:g>
          <draw:line draw:style-name="gr46" draw:text-style-name="P1" draw:layer="Detail" svg:x1="37.6cm" svg:y1="21.705cm" svg:x2="38.55cm" svg:y2="21.705cm">
            <text:p/>
          </draw:line>
          <draw:line draw:style-name="gr46" draw:text-style-name="P1" draw:layer="Detail" svg:x1="37.6cm" svg:y1="20.705cm" svg:x2="38.55cm" svg:y2="21.705cm">
            <text:p/>
          </draw:line>
          <draw:line draw:style-name="gr46" draw:text-style-name="P1" draw:layer="Detail" svg:x1="37.6cm" svg:y1="20.705cm" svg:x2="37.6cm" svg:y2="21.705cm">
            <text:p/>
          </draw:line>
          <draw:line draw:style-name="gr46" draw:text-style-name="P1" draw:layer="Detail" svg:x1="38.55cm" svg:y1="20.705cm" svg:x2="37.6cm" svg:y2="21.705cm">
            <text:p/>
          </draw:line>
          <draw:line draw:style-name="gr46" draw:text-style-name="P1" draw:layer="Detail" svg:x1="38.55cm" svg:y1="20.705cm" svg:x2="38.55cm" svg:y2="21.705cm">
            <text:p/>
          </draw:line>
          <draw:line draw:style-name="gr46" draw:text-style-name="P1" draw:layer="Detail" svg:x1="37.6cm" svg:y1="20.705cm" svg:x2="38.55cm" svg:y2="20.705cm">
            <text:p/>
          </draw:line>
          <draw:line draw:style-name="gr46" draw:text-style-name="P1" draw:layer="Detail" svg:x1="36.15cm" svg:y1="21.705cm" svg:x2="37.1cm" svg:y2="21.705cm">
            <text:p/>
          </draw:line>
          <draw:line draw:style-name="gr46" draw:text-style-name="P1" draw:layer="Detail" svg:x1="36.15cm" svg:y1="20.705cm" svg:x2="37.1cm" svg:y2="21.705cm">
            <text:p/>
          </draw:line>
          <draw:line draw:style-name="gr46" draw:text-style-name="P1" draw:layer="Detail" svg:x1="36.15cm" svg:y1="20.705cm" svg:x2="36.15cm" svg:y2="21.705cm">
            <text:p/>
          </draw:line>
          <draw:line draw:style-name="gr46" draw:text-style-name="P1" draw:layer="Detail" svg:x1="37.1cm" svg:y1="20.705cm" svg:x2="36.15cm" svg:y2="21.705cm">
            <text:p/>
          </draw:line>
          <draw:line draw:style-name="gr46" draw:text-style-name="P1" draw:layer="Detail" svg:x1="37.1cm" svg:y1="20.705cm" svg:x2="37.1cm" svg:y2="21.705cm">
            <text:p/>
          </draw:line>
          <draw:line draw:style-name="gr46" draw:text-style-name="P1" draw:layer="Detail" svg:x1="36.15cm" svg:y1="20.705cm" svg:x2="37.1cm" svg:y2="20.705cm">
            <text:p/>
          </draw:line>
          <draw:line draw:style-name="gr46" draw:text-style-name="P1" draw:layer="Detail" svg:x1="34.75cm" svg:y1="21.705cm" svg:x2="35.7cm" svg:y2="21.705cm">
            <text:p/>
          </draw:line>
          <draw:line draw:style-name="gr46" draw:text-style-name="P1" draw:layer="Detail" svg:x1="34.75cm" svg:y1="20.705cm" svg:x2="35.7cm" svg:y2="21.705cm">
            <text:p/>
          </draw:line>
          <draw:line draw:style-name="gr46" draw:text-style-name="P1" draw:layer="Detail" svg:x1="34.75cm" svg:y1="20.705cm" svg:x2="34.75cm" svg:y2="21.705cm">
            <text:p/>
          </draw:line>
          <draw:line draw:style-name="gr46" draw:text-style-name="P1" draw:layer="Detail" svg:x1="35.7cm" svg:y1="20.705cm" svg:x2="34.75cm" svg:y2="21.705cm">
            <text:p/>
          </draw:line>
          <draw:line draw:style-name="gr46" draw:text-style-name="P1" draw:layer="Detail" svg:x1="35.7cm" svg:y1="20.705cm" svg:x2="35.7cm" svg:y2="21.705cm">
            <text:p/>
          </draw:line>
          <draw:line draw:style-name="gr46" draw:text-style-name="P1" draw:layer="Detail" svg:x1="34.75cm" svg:y1="20.705cm" svg:x2="35.7cm" svg:y2="20.705cm">
            <text:p/>
          </draw:line>
          <draw:line draw:style-name="gr46" draw:text-style-name="P1" draw:layer="Detail" svg:x1="33.3cm" svg:y1="21.705cm" svg:x2="34.25cm" svg:y2="21.705cm">
            <text:p/>
          </draw:line>
          <draw:line draw:style-name="gr46" draw:text-style-name="P1" draw:layer="Detail" svg:x1="33.3cm" svg:y1="20.705cm" svg:x2="34.25cm" svg:y2="21.705cm">
            <text:p/>
          </draw:line>
          <draw:line draw:style-name="gr46" draw:text-style-name="P1" draw:layer="Detail" svg:x1="33.3cm" svg:y1="20.705cm" svg:x2="33.3cm" svg:y2="21.705cm">
            <text:p/>
          </draw:line>
          <draw:line draw:style-name="gr46" draw:text-style-name="P1" draw:layer="Detail" svg:x1="34.25cm" svg:y1="20.705cm" svg:x2="33.3cm" svg:y2="21.705cm">
            <text:p/>
          </draw:line>
          <draw:line draw:style-name="gr46" draw:text-style-name="P1" draw:layer="Detail" svg:x1="34.25cm" svg:y1="20.705cm" svg:x2="34.25cm" svg:y2="21.705cm">
            <text:p/>
          </draw:line>
          <draw:line draw:style-name="gr46" draw:text-style-name="P1" draw:layer="Detail" svg:x1="33.3cm" svg:y1="20.705cm" svg:x2="34.25cm" svg:y2="20.705cm">
            <text:p/>
          </draw:line>
          <draw:line draw:style-name="gr46" draw:text-style-name="P1" draw:layer="Detail" svg:x1="31.9cm" svg:y1="21.705cm" svg:x2="32.85cm" svg:y2="21.705cm">
            <text:p/>
          </draw:line>
          <draw:line draw:style-name="gr46" draw:text-style-name="P1" draw:layer="Detail" svg:x1="31.9cm" svg:y1="20.705cm" svg:x2="32.85cm" svg:y2="21.705cm">
            <text:p/>
          </draw:line>
          <draw:line draw:style-name="gr46" draw:text-style-name="P1" draw:layer="Detail" svg:x1="31.9cm" svg:y1="20.705cm" svg:x2="31.9cm" svg:y2="21.705cm">
            <text:p/>
          </draw:line>
          <draw:line draw:style-name="gr46" draw:text-style-name="P1" draw:layer="Detail" svg:x1="32.85cm" svg:y1="20.705cm" svg:x2="31.9cm" svg:y2="21.705cm">
            <text:p/>
          </draw:line>
          <draw:line draw:style-name="gr46" draw:text-style-name="P1" draw:layer="Detail" svg:x1="32.85cm" svg:y1="20.705cm" svg:x2="32.85cm" svg:y2="21.705cm">
            <text:p/>
          </draw:line>
          <draw:line draw:style-name="gr46" draw:text-style-name="P1" draw:layer="Detail" svg:x1="31.9cm" svg:y1="20.705cm" svg:x2="32.85cm" svg:y2="20.705cm">
            <text:p/>
          </draw:line>
          <draw:line draw:style-name="gr46" draw:text-style-name="P1" draw:layer="Detail" svg:x1="30.45cm" svg:y1="21.705cm" svg:x2="31.4cm" svg:y2="21.705cm">
            <text:p/>
          </draw:line>
          <draw:line draw:style-name="gr46" draw:text-style-name="P1" draw:layer="Detail" svg:x1="30.45cm" svg:y1="20.705cm" svg:x2="31.4cm" svg:y2="21.705cm">
            <text:p/>
          </draw:line>
          <draw:line draw:style-name="gr46" draw:text-style-name="P1" draw:layer="Detail" svg:x1="30.45cm" svg:y1="20.705cm" svg:x2="30.45cm" svg:y2="21.705cm">
            <text:p/>
          </draw:line>
          <draw:line draw:style-name="gr46" draw:text-style-name="P1" draw:layer="Detail" svg:x1="31.4cm" svg:y1="20.705cm" svg:x2="30.45cm" svg:y2="21.705cm">
            <text:p/>
          </draw:line>
          <draw:line draw:style-name="gr46" draw:text-style-name="P1" draw:layer="Detail" svg:x1="31.4cm" svg:y1="20.705cm" svg:x2="31.4cm" svg:y2="21.705cm">
            <text:p/>
          </draw:line>
          <draw:line draw:style-name="gr46" draw:text-style-name="P1" draw:layer="Detail" svg:x1="30.45cm" svg:y1="20.705cm" svg:x2="31.4cm" svg:y2="20.705cm">
            <text:p/>
          </draw:line>
        </draw:g>
        <draw:g>
          <draw:line draw:style-name="gr46" draw:text-style-name="P1" draw:layer="Detail" svg:x1="25.07cm" svg:y1="12.605cm" svg:x2="25.07cm" svg:y2="14.449cm">
            <text:p/>
          </draw:line>
          <draw:g>
            <draw:line draw:style-name="gr46" draw:text-style-name="P1" draw:layer="Detail" svg:x1="24.27cm" svg:y1="13.117cm" svg:x2="24.27cm" svg:y2="14.295cm">
              <text:p/>
            </draw:line>
            <draw:line draw:style-name="gr46" draw:text-style-name="P1" draw:layer="Detail" svg:x1="24.42cm" svg:y1="13.117cm" svg:x2="24.27cm" svg:y2="13.117cm">
              <text:p/>
            </draw:line>
            <draw:line draw:style-name="gr46" draw:text-style-name="P1" draw:layer="Detail" svg:x1="24.42cm" svg:y1="13.117cm" svg:x2="24.42cm" svg:y2="14.295cm">
              <text:p/>
            </draw:line>
            <draw:line draw:style-name="gr46" draw:text-style-name="P1" draw:layer="Detail" svg:x1="24.42cm" svg:y1="14.295cm" svg:x2="24.27cm" svg:y2="14.295cm">
              <text:p/>
            </draw:line>
            <draw:line draw:style-name="gr46" draw:text-style-name="P1" draw:layer="Detail" svg:x1="23.62cm" svg:y1="12.759cm" svg:x2="23.62cm" svg:y2="14.705cm">
              <text:p/>
            </draw:line>
            <draw:line draw:style-name="gr46" draw:text-style-name="P1" draw:layer="Detail" svg:x1="24.42cm" svg:y1="13.117cm" svg:x2="25.07cm" svg:y2="13.117cm">
              <text:p/>
            </draw:line>
            <draw:line draw:style-name="gr46" draw:text-style-name="P1" draw:layer="Detail" svg:x1="24.42cm" svg:y1="13.285cm" svg:x2="25.07cm" svg:y2="13.285cm">
              <text:p/>
            </draw:line>
            <draw:line draw:style-name="gr46" draw:text-style-name="P1" draw:layer="Detail" svg:x1="24.42cm" svg:y1="13.454cm" svg:x2="25.07cm" svg:y2="13.454cm">
              <text:p/>
            </draw:line>
            <draw:line draw:style-name="gr46" draw:text-style-name="P1" draw:layer="Detail" svg:x1="24.42cm" svg:y1="13.622cm" svg:x2="25.07cm" svg:y2="13.622cm">
              <text:p/>
            </draw:line>
            <draw:line draw:style-name="gr46" draw:text-style-name="P1" draw:layer="Detail" svg:x1="24.42cm" svg:y1="13.79cm" svg:x2="25.07cm" svg:y2="13.79cm">
              <text:p/>
            </draw:line>
            <draw:line draw:style-name="gr46" draw:text-style-name="P1" draw:layer="Detail" svg:x1="24.42cm" svg:y1="13.958cm" svg:x2="25.07cm" svg:y2="13.958cm">
              <text:p/>
            </draw:line>
            <draw:line draw:style-name="gr46" draw:text-style-name="P1" draw:layer="Detail" svg:x1="24.42cm" svg:y1="14.127cm" svg:x2="25.07cm" svg:y2="14.127cm">
              <text:p/>
            </draw:line>
            <draw:line draw:style-name="gr46" draw:text-style-name="P1" draw:layer="Detail" svg:x1="24.42cm" svg:y1="14.295cm" svg:x2="25.07cm" svg:y2="14.295cm">
              <text:p/>
            </draw:line>
            <draw:line draw:style-name="gr46" draw:text-style-name="P1" draw:layer="Detail" svg:x1="23.62cm" svg:y1="13.117cm" svg:x2="24.27cm" svg:y2="13.117cm">
              <text:p/>
            </draw:line>
            <draw:line draw:style-name="gr46" draw:text-style-name="P1" draw:layer="Detail" svg:x1="23.62cm" svg:y1="13.285cm" svg:x2="24.27cm" svg:y2="13.285cm">
              <text:p/>
            </draw:line>
            <draw:line draw:style-name="gr46" draw:text-style-name="P1" draw:layer="Detail" svg:x1="23.62cm" svg:y1="13.454cm" svg:x2="24.27cm" svg:y2="13.454cm">
              <text:p/>
            </draw:line>
            <draw:line draw:style-name="gr46" draw:text-style-name="P1" draw:layer="Detail" svg:x1="23.62cm" svg:y1="13.622cm" svg:x2="24.27cm" svg:y2="13.622cm">
              <text:p/>
            </draw:line>
            <draw:line draw:style-name="gr46" draw:text-style-name="P1" draw:layer="Detail" svg:x1="23.62cm" svg:y1="13.79cm" svg:x2="24.27cm" svg:y2="13.79cm">
              <text:p/>
            </draw:line>
            <draw:line draw:style-name="gr46" draw:text-style-name="P1" draw:layer="Detail" svg:x1="23.62cm" svg:y1="13.958cm" svg:x2="24.27cm" svg:y2="13.958cm">
              <text:p/>
            </draw:line>
            <draw:line draw:style-name="gr46" draw:text-style-name="P1" draw:layer="Detail" svg:x1="23.62cm" svg:y1="14.127cm" svg:x2="24.27cm" svg:y2="14.127cm">
              <text:p/>
            </draw:line>
            <draw:line draw:style-name="gr46" draw:text-style-name="P1" draw:layer="Detail" svg:x1="23.62cm" svg:y1="14.295cm" svg:x2="24.27cm" svg:y2="14.295cm">
              <text:p/>
            </draw:line>
            <draw:g>
              <draw:line draw:style-name="gr46" draw:text-style-name="P1" draw:layer="Detail" svg:x1="23.92cm" svg:y1="14.142cm" svg:x2="23.97cm" svg:y2="14.244cm">
                <text:p/>
              </draw:line>
              <draw:line draw:style-name="gr46" draw:text-style-name="P1" draw:layer="Detail" svg:x1="23.97cm" svg:y1="13.988cm" svg:x2="23.97cm" svg:y2="14.244cm">
                <text:p/>
              </draw:line>
              <draw:line draw:style-name="gr46" draw:text-style-name="P1" draw:layer="Detail" svg:x1="24.02cm" svg:y1="14.142cm" svg:x2="23.97cm" svg:y2="14.244cm">
                <text:p/>
              </draw:line>
            </draw:g>
            <draw:g>
              <draw:line draw:style-name="gr46" draw:text-style-name="P1" draw:layer="Detail" svg:x1="24.77cm" svg:y1="13.27cm" svg:x2="24.72cm" svg:y2="13.168cm">
                <text:p/>
              </draw:line>
              <draw:line draw:style-name="gr46" draw:text-style-name="P1" draw:layer="Detail" svg:x1="24.72cm" svg:y1="13.424cm" svg:x2="24.72cm" svg:y2="13.168cm">
                <text:p/>
              </draw:line>
              <draw:line draw:style-name="gr46" draw:text-style-name="P1" draw:layer="Detail" svg:x1="24.67cm" svg:y1="13.27cm" svg:x2="24.72cm" svg:y2="13.168cm">
                <text:p/>
              </draw:line>
            </draw:g>
          </draw:g>
        </draw:g>
        <draw:line draw:style-name="gr46" draw:text-style-name="P1" draw:layer="Detail" svg:x1="22.082cm" svg:y1="13.455cm" svg:x2="22.832cm" svg:y2="13.4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AC_Zones"/>
      <draw:layer draw:name="AH_Zones"/>
      <draw:layer draw:name="PDF_Base"/>
      <draw:layer draw:name="Detail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6-12-15T09:54:36.552000000</dc:date>
    <meta:editing-duration>PT10H41M51S</meta:editing-duration>
    <meta:editing-cycles>176</meta:editing-cycles>
    <meta:generator>LibreOffice/5.2.3.3$Windows_x86 LibreOffice_project/d54a8868f08a7b39642414cf2c8ef2f228f780cf</meta:generator>
    <meta:document-statistic meta:object-count="448"/>
  </office:meta>
</office:document-meta>
</file>